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19.001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7" style:family="table">
      <style:table-properties style:width="19.001cm" table:align="margins"/>
    </style:style>
    <style:style style:name="Tabela7.A" style:family="table-column">
      <style:table-column-properties style:column-width="19.001cm" style:rel-column-width="65535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19.001cm" style:rel-column-width="6553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9.001cm" table:align="margins" style:may-break-between-rows="false"/>
    </style:style>
    <style:style style:name="Tabela8.A" style:family="table-column">
      <style:table-column-properties style:column-width="19.001cm" style:rel-column-width="65535*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9.001cm" table:align="margins" style:may-break-between-rows="false"/>
    </style:style>
    <style:style style:name="Tabela6.A" style:family="table-column">
      <style:table-column-properties style:column-width="19.001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9.001cm" table:align="margins" style:may-break-between-rows="false"/>
    </style:style>
    <style:style style:name="Tabela9.A" style:family="table-column">
      <style:table-column-properties style:column-width="19.001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9.001cm" table:align="margins"/>
    </style:style>
    <style:style style:name="Tabela12.A" style:family="table-column">
      <style:table-column-properties style:column-width="3.194cm" style:rel-column-width="11017*"/>
    </style:style>
    <style:style style:name="Tabela12.B" style:family="table-column">
      <style:table-column-properties style:column-width="15.806cm" style:rel-column-width="54518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9.001cm" table:align="margins"/>
    </style:style>
    <style:style style:name="Tabela13.A" style:family="table-column">
      <style:table-column-properties style:column-width="3.194cm" style:rel-column-width="11017*"/>
    </style:style>
    <style:style style:name="Tabela13.B" style:family="table-column">
      <style:table-column-properties style:column-width="15.806cm" style:rel-column-width="54518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9.001cm" table:align="margins"/>
    </style:style>
    <style:style style:name="Tabela14.A" style:family="table-column">
      <style:table-column-properties style:column-width="3.194cm" style:rel-column-width="11017*"/>
    </style:style>
    <style:style style:name="Tabela14.B" style:family="table-column">
      <style:table-column-properties style:column-width="15.806cm" style:rel-column-width="54518*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9.001cm" table:align="margins"/>
    </style:style>
    <style:style style:name="Tabela15.A" style:family="table-column">
      <style:table-column-properties style:column-width="3.194cm" style:rel-column-width="11017*"/>
    </style:style>
    <style:style style:name="Tabela15.B" style:family="table-column">
      <style:table-column-properties style:column-width="15.806cm" style:rel-column-width="54518*"/>
    </style:style>
    <style:style style:name="Tabela15.A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9.001cm" table:align="margins"/>
    </style:style>
    <style:style style:name="Tabela10.A" style:family="table-column">
      <style:table-column-properties style:column-width="19.001cm" style:rel-column-width="65535*"/>
    </style:style>
    <style:style style:name="Tabela10.A1" style:family="table-cell">
      <style:table-cell-properties fo:padding="0.097cm" fo:border="0.0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05pt solid #000000"/>
    </style:style>
    <style:style style:name="Tabela11" style:family="table">
      <style:table-properties style:width="19.001cm" table:align="margins"/>
    </style:style>
    <style:style style:name="Tabela11.A" style:family="table-column">
      <style:table-column-properties style:column-width="19.001cm" style:rel-column-width="65535*"/>
    </style:style>
    <style:style style:name="Tabela11.A1" style:family="table-cell">
      <style:table-cell-properties fo:padding="0.097cm" fo:border="0.05pt solid #000000"/>
    </style:style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Tabela16" style:family="table">
      <style:table-properties style:width="19.001cm" table:align="margins"/>
    </style:style>
    <style:style style:name="Tabela16.A" style:family="table-column">
      <style:table-column-properties style:column-width="19.001cm" style:rel-column-width="65535*"/>
    </style:style>
    <style:style style:name="Tabela16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6229fd" officeooo:paragraph-rsid="00678c37"/>
    </style:style>
    <style:style style:name="P2" style:family="paragraph" style:parent-style-name="Standard">
      <style:text-properties officeooo:rsid="0084f838" officeooo:paragraph-rsid="0085ed05"/>
    </style:style>
    <style:style style:name="P3" style:family="paragraph" style:parent-style-name="Standard">
      <style:text-properties officeooo:rsid="0075e607" officeooo:paragraph-rsid="01021c04"/>
    </style:style>
    <style:style style:name="P4" style:family="paragraph" style:parent-style-name="Standard">
      <style:text-properties officeooo:rsid="010e5a36" officeooo:paragraph-rsid="0129bf70"/>
    </style:style>
    <style:style style:name="P5" style:family="paragraph" style:parent-style-name="Standard">
      <style:text-properties officeooo:paragraph-rsid="0129bf70"/>
    </style:style>
    <style:style style:name="P6" style:family="paragraph" style:parent-style-name="Standard">
      <style:text-properties officeooo:rsid="0148a4da" officeooo:paragraph-rsid="014bd364"/>
    </style:style>
    <style:style style:name="P7" style:family="paragraph" style:parent-style-name="Standard">
      <style:text-properties officeooo:rsid="0148a4da" officeooo:paragraph-rsid="0153d5fb"/>
    </style:style>
    <style:style style:name="P8" style:family="paragraph" style:parent-style-name="Standard">
      <style:text-properties officeooo:rsid="0148a4da" officeooo:paragraph-rsid="015b3d0f"/>
    </style:style>
    <style:style style:name="P9" style:family="paragraph" style:parent-style-name="Standard">
      <style:text-properties officeooo:rsid="0148a4da" officeooo:paragraph-rsid="0172b0f5"/>
    </style:style>
    <style:style style:name="P10" style:family="paragraph" style:parent-style-name="Standard">
      <style:text-properties officeooo:rsid="0148a4da" officeooo:paragraph-rsid="017b7371"/>
    </style:style>
    <style:style style:name="P11" style:family="paragraph" style:parent-style-name="Standard">
      <style:text-properties officeooo:rsid="0148a4da" officeooo:paragraph-rsid="017be25c"/>
    </style:style>
    <style:style style:name="P12" style:family="paragraph" style:parent-style-name="Standard">
      <style:text-properties officeooo:rsid="0148a4da" officeooo:paragraph-rsid="01806c6b"/>
    </style:style>
    <style:style style:name="P13" style:family="paragraph" style:parent-style-name="Standard">
      <style:paragraph-properties fo:text-align="center" style:justify-single-word="false"/>
      <style:text-properties officeooo:paragraph-rsid="015ec53f"/>
    </style:style>
    <style:style style:name="P14" style:family="paragraph" style:parent-style-name="Standard">
      <style:paragraph-properties fo:text-align="center" style:justify-single-word="false"/>
      <style:text-properties fo:font-weight="normal" officeooo:rsid="0119a327" officeooo:paragraph-rsid="0119f90d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officeooo:rsid="014903dd" officeooo:paragraph-rsid="016dead4"/>
    </style:style>
    <style:style style:name="P16" style:family="paragraph" style:parent-style-name="Standard">
      <style:text-properties officeooo:paragraph-rsid="0172b0f5"/>
    </style:style>
    <style:style style:name="P17" style:family="paragraph" style:parent-style-name="Standard">
      <style:text-properties officeooo:paragraph-rsid="017b7371"/>
    </style:style>
    <style:style style:name="P18" style:family="paragraph" style:parent-style-name="Standard">
      <style:text-properties officeooo:paragraph-rsid="017be25c"/>
    </style:style>
    <style:style style:name="P19" style:family="paragraph" style:parent-style-name="Standard">
      <style:text-properties officeooo:paragraph-rsid="01806c6b"/>
    </style:style>
    <style:style style:name="P20" style:family="paragraph" style:parent-style-name="Standard">
      <style:text-properties officeooo:paragraph-rsid="018adae0"/>
    </style:style>
    <style:style style:name="P21" style:family="paragraph" style:parent-style-name="Standard">
      <style:text-properties officeooo:rsid="018e815f" officeooo:paragraph-rsid="018e815f"/>
    </style:style>
    <style:style style:name="P22" style:family="paragraph" style:parent-style-name="Standard">
      <style:text-properties officeooo:paragraph-rsid="018e815f"/>
    </style:style>
    <style:style style:name="P23" style:family="paragraph" style:parent-style-name="Text_20_body">
      <style:text-properties officeooo:rsid="0041a8a7" officeooo:paragraph-rsid="0041a8a7"/>
    </style:style>
    <style:style style:name="P24" style:family="paragraph" style:parent-style-name="Text_20_body">
      <style:text-properties officeooo:paragraph-rsid="00430538"/>
    </style:style>
    <style:style style:name="P25" style:family="paragraph" style:parent-style-name="Text_20_body">
      <style:text-properties officeooo:rsid="00430538" officeooo:paragraph-rsid="00430538"/>
    </style:style>
    <style:style style:name="P26" style:family="paragraph" style:parent-style-name="Text_20_body">
      <style:paragraph-properties fo:text-align="center" style:justify-single-word="false"/>
      <style:text-properties officeooo:rsid="00430538" officeooo:paragraph-rsid="00430538"/>
    </style:style>
    <style:style style:name="P27" style:family="paragraph" style:parent-style-name="Text_20_body">
      <style:text-properties officeooo:paragraph-rsid="0045fd49"/>
    </style:style>
    <style:style style:name="P28" style:family="paragraph" style:parent-style-name="Text_20_body">
      <style:text-properties officeooo:paragraph-rsid="00606ef8"/>
    </style:style>
    <style:style style:name="P29" style:family="paragraph" style:parent-style-name="Text_20_body">
      <style:text-properties officeooo:rsid="006229fd" officeooo:paragraph-rsid="006229fd"/>
    </style:style>
    <style:style style:name="P30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31" style:family="paragraph" style:parent-style-name="Text_20_body">
      <style:text-properties officeooo:paragraph-rsid="006e5e85"/>
    </style:style>
    <style:style style:name="P32" style:family="paragraph" style:parent-style-name="Text_20_body">
      <style:paragraph-properties fo:text-align="center" style:justify-single-word="false"/>
    </style:style>
    <style:style style:name="P33" style:family="paragraph" style:parent-style-name="Text_20_body">
      <style:paragraph-properties fo:text-align="center" style:justify-single-word="false"/>
      <style:text-properties officeooo:paragraph-rsid="0070041c"/>
    </style:style>
    <style:style style:name="P34" style:family="paragraph" style:parent-style-name="Text_20_body">
      <style:paragraph-properties fo:text-align="center" style:justify-single-word="false"/>
      <style:text-properties officeooo:paragraph-rsid="00a9c1fe"/>
    </style:style>
    <style:style style:name="P35" style:family="paragraph" style:parent-style-name="Text_20_body">
      <style:paragraph-properties fo:text-align="center" style:justify-single-word="false"/>
      <style:text-properties officeooo:paragraph-rsid="012834bd"/>
    </style:style>
    <style:style style:name="P36" style:family="paragraph" style:parent-style-name="Text_20_body">
      <style:paragraph-properties fo:text-align="start" style:justify-single-word="false"/>
      <style:text-properties officeooo:rsid="00708c7e" officeooo:paragraph-rsid="00e5d05d"/>
    </style:style>
    <style:style style:name="P37" style:family="paragraph" style:parent-style-name="Text_20_body">
      <style:text-properties officeooo:rsid="00708c7e" officeooo:paragraph-rsid="00708c7e"/>
    </style:style>
    <style:style style:name="P38" style:family="paragraph" style:parent-style-name="Text_20_body">
      <style:text-properties officeooo:rsid="00708c7e" officeooo:paragraph-rsid="00738778"/>
    </style:style>
    <style:style style:name="P39" style:family="paragraph" style:parent-style-name="Text_20_body">
      <style:text-properties officeooo:rsid="007275ff" officeooo:paragraph-rsid="007275ff"/>
    </style:style>
    <style:style style:name="P40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41" style:family="paragraph" style:parent-style-name="Text_20_body">
      <style:text-properties officeooo:rsid="0073e891" officeooo:paragraph-rsid="0075e607"/>
    </style:style>
    <style:style style:name="P42" style:family="paragraph" style:parent-style-name="Text_20_body">
      <style:text-properties officeooo:rsid="0075598f" officeooo:paragraph-rsid="0075e607"/>
    </style:style>
    <style:style style:name="P43" style:family="paragraph" style:parent-style-name="Text_20_body">
      <style:text-properties officeooo:rsid="00762012" officeooo:paragraph-rsid="007c95d5"/>
    </style:style>
    <style:style style:name="P44" style:family="paragraph" style:parent-style-name="Text_20_body">
      <style:text-properties officeooo:rsid="00843067" officeooo:paragraph-rsid="00843067"/>
    </style:style>
    <style:style style:name="P45" style:family="paragraph" style:parent-style-name="Text_20_body">
      <style:text-properties officeooo:rsid="00843067" officeooo:paragraph-rsid="01278577"/>
    </style:style>
    <style:style style:name="P46" style:family="paragraph" style:parent-style-name="Text_20_body">
      <style:text-properties officeooo:rsid="00843067" officeooo:paragraph-rsid="0129bf70"/>
    </style:style>
    <style:style style:name="P47" style:family="paragraph" style:parent-style-name="Text_20_body">
      <style:text-properties officeooo:rsid="0084f838" officeooo:paragraph-rsid="0084f838"/>
    </style:style>
    <style:style style:name="P48" style:family="paragraph" style:parent-style-name="Text_20_body">
      <style:text-properties officeooo:rsid="0084f838" officeooo:paragraph-rsid="011db1a8"/>
    </style:style>
    <style:style style:name="P49" style:family="paragraph" style:parent-style-name="Text_20_body">
      <style:text-properties officeooo:rsid="0084f838" officeooo:paragraph-rsid="0129bf70"/>
    </style:style>
    <style:style style:name="P50" style:family="paragraph" style:parent-style-name="Text_20_body">
      <style:text-properties officeooo:rsid="00866e83" officeooo:paragraph-rsid="00866e83"/>
    </style:style>
    <style:style style:name="P51" style:family="paragraph" style:parent-style-name="Text_20_body">
      <style:text-properties officeooo:rsid="00964a56" officeooo:paragraph-rsid="00964a56"/>
    </style:style>
    <style:style style:name="P52" style:family="paragraph" style:parent-style-name="Text_20_body">
      <style:text-properties officeooo:rsid="008fa9e1" officeooo:paragraph-rsid="00b8b32c"/>
    </style:style>
    <style:style style:name="P53" style:family="paragraph" style:parent-style-name="Text_20_body">
      <style:paragraph-properties fo:text-align="center" style:justify-single-word="false"/>
      <style:text-properties officeooo:rsid="008fa9e1" officeooo:paragraph-rsid="00b8b32c"/>
    </style:style>
    <style:style style:name="P54" style:family="paragraph" style:parent-style-name="Text_20_body">
      <style:paragraph-properties fo:text-align="start" style:justify-single-word="false"/>
      <style:text-properties officeooo:paragraph-rsid="00a9c1fe"/>
    </style:style>
    <style:style style:name="P55" style:family="paragraph" style:parent-style-name="Text_20_body">
      <style:text-properties officeooo:rsid="00b8b32c" officeooo:paragraph-rsid="00b8b32c"/>
    </style:style>
    <style:style style:name="P56" style:family="paragraph" style:parent-style-name="Text_20_body">
      <style:text-properties officeooo:rsid="00c8fc41" officeooo:paragraph-rsid="00c8fc41"/>
    </style:style>
    <style:style style:name="P57" style:family="paragraph" style:parent-style-name="Text_20_body">
      <style:text-properties officeooo:rsid="00d2b790" officeooo:paragraph-rsid="00d2b790"/>
    </style:style>
    <style:style style:name="P58" style:family="paragraph" style:parent-style-name="Text_20_body">
      <style:text-properties fo:font-style="italic" officeooo:rsid="00d35c11" officeooo:paragraph-rsid="00d35c11" style:font-style-asian="italic" style:font-style-complex="italic"/>
    </style:style>
    <style:style style:name="P59" style:family="paragraph" style:parent-style-name="Text_20_body">
      <style:text-properties officeooo:rsid="00d5d983" officeooo:paragraph-rsid="00d5d983"/>
    </style:style>
    <style:style style:name="P60" style:family="paragraph" style:parent-style-name="Text_20_body">
      <style:text-properties officeooo:rsid="004349ac" officeooo:paragraph-rsid="004b1d35"/>
    </style:style>
    <style:style style:name="P61" style:family="paragraph" style:parent-style-name="Text_20_body">
      <style:text-properties officeooo:rsid="00e0f2a1" officeooo:paragraph-rsid="00edf6dc"/>
    </style:style>
    <style:style style:name="P62" style:family="paragraph" style:parent-style-name="Text_20_body">
      <style:text-properties officeooo:rsid="0075e607" officeooo:paragraph-rsid="00780a0f"/>
    </style:style>
    <style:style style:name="P63" style:family="paragraph" style:parent-style-name="Text_20_body">
      <style:text-properties officeooo:rsid="00880c82" officeooo:paragraph-rsid="01084d6c"/>
    </style:style>
    <style:style style:name="P64" style:family="paragraph" style:parent-style-name="Text_20_body">
      <style:text-properties officeooo:rsid="010e08ea" officeooo:paragraph-rsid="0129bf70"/>
    </style:style>
    <style:style style:name="P65" style:family="paragraph" style:parent-style-name="Text_20_body">
      <style:text-properties officeooo:rsid="010e5a36" officeooo:paragraph-rsid="0129bf70"/>
    </style:style>
    <style:style style:name="P66" style:family="paragraph" style:parent-style-name="Text_20_body">
      <style:text-properties officeooo:rsid="0113a26e" officeooo:paragraph-rsid="0113a26e"/>
    </style:style>
    <style:style style:name="P67" style:family="paragraph" style:parent-style-name="Text_20_body">
      <style:text-properties officeooo:rsid="0118ee0c" officeooo:paragraph-rsid="0119a327"/>
    </style:style>
    <style:style style:name="P68" style:family="paragraph" style:parent-style-name="Text_20_body">
      <style:text-properties officeooo:rsid="0118ee0c" officeooo:paragraph-rsid="0118ee0c"/>
    </style:style>
    <style:style style:name="P69" style:family="paragraph" style:parent-style-name="Text_20_body">
      <style:text-properties officeooo:rsid="0119a327" officeooo:paragraph-rsid="0119a327"/>
    </style:style>
    <style:style style:name="P70" style:family="paragraph" style:parent-style-name="Text_20_body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71" style:family="paragraph" style:parent-style-name="Text_20_body">
      <style:paragraph-properties fo:text-align="center" style:justify-single-word="false"/>
      <style:text-properties officeooo:rsid="00ba7a27" officeooo:paragraph-rsid="013ec56b"/>
    </style:style>
    <style:style style:name="P72" style:family="paragraph" style:parent-style-name="Text_20_body">
      <style:text-properties officeooo:rsid="00ba7a27" officeooo:paragraph-rsid="013ec56b"/>
    </style:style>
    <style:style style:name="P73" style:family="paragraph" style:parent-style-name="Text_20_body">
      <style:text-properties officeooo:rsid="00bb05a9" officeooo:paragraph-rsid="013ec56b"/>
    </style:style>
    <style:style style:name="P74" style:family="paragraph" style:parent-style-name="Text_20_body">
      <style:text-properties officeooo:paragraph-rsid="0148a4da"/>
    </style:style>
    <style:style style:name="P75" style:family="paragraph" style:parent-style-name="Text_20_body">
      <style:paragraph-properties fo:text-align="center" style:justify-single-word="false"/>
      <style:text-properties officeooo:rsid="014903dd" officeooo:paragraph-rsid="01518187"/>
    </style:style>
    <style:style style:name="P76" style:family="paragraph" style:parent-style-name="Text_20_body">
      <style:paragraph-properties fo:text-align="center" style:justify-single-word="false"/>
      <style:text-properties officeooo:rsid="014903dd" officeooo:paragraph-rsid="0153d5fb"/>
    </style:style>
    <style:style style:name="P77" style:family="paragraph" style:parent-style-name="Text_20_body">
      <style:paragraph-properties fo:text-align="center" style:justify-single-word="false"/>
      <style:text-properties officeooo:rsid="014903dd" officeooo:paragraph-rsid="015b3d0f"/>
    </style:style>
    <style:style style:name="P78" style:family="paragraph" style:parent-style-name="Text_20_body">
      <style:text-properties officeooo:rsid="014903dd" officeooo:paragraph-rsid="01518187"/>
    </style:style>
    <style:style style:name="P79" style:family="paragraph" style:parent-style-name="Text_20_body">
      <style:text-properties officeooo:rsid="014903dd" officeooo:paragraph-rsid="0153d5fb"/>
    </style:style>
    <style:style style:name="P80" style:family="paragraph" style:parent-style-name="Text_20_body">
      <style:text-properties officeooo:rsid="014903dd" officeooo:paragraph-rsid="015b3d0f"/>
    </style:style>
    <style:style style:name="P81" style:family="paragraph" style:parent-style-name="Text_20_body">
      <style:text-properties officeooo:paragraph-rsid="0153d5fb"/>
    </style:style>
    <style:style style:name="P82" style:family="paragraph" style:parent-style-name="Text_20_body">
      <style:text-properties officeooo:rsid="0153d5fb" officeooo:paragraph-rsid="0153d5fb"/>
    </style:style>
    <style:style style:name="P83" style:family="paragraph" style:parent-style-name="Text_20_body">
      <style:text-properties officeooo:paragraph-rsid="015b3d0f"/>
    </style:style>
    <style:style style:name="P84" style:family="paragraph" style:parent-style-name="Text_20_body">
      <style:text-properties officeooo:rsid="0150320a" officeooo:paragraph-rsid="0153d5fb"/>
    </style:style>
    <style:style style:name="P85" style:family="paragraph" style:parent-style-name="Text_20_body">
      <style:text-properties officeooo:rsid="0150320a" officeooo:paragraph-rsid="01655dce"/>
    </style:style>
    <style:style style:name="P86" style:family="paragraph" style:parent-style-name="Text_20_body">
      <style:text-properties officeooo:rsid="0150320a" officeooo:paragraph-rsid="0150320a"/>
    </style:style>
    <style:style style:name="P87" style:family="paragraph" style:parent-style-name="Text_20_body">
      <style:text-properties officeooo:rsid="0150320a" officeooo:paragraph-rsid="01695f18"/>
    </style:style>
    <style:style style:name="P88" style:family="paragraph" style:parent-style-name="Text_20_body">
      <style:text-properties officeooo:rsid="016adb7e" officeooo:paragraph-rsid="016adb7e"/>
    </style:style>
    <style:style style:name="P89" style:family="paragraph" style:parent-style-name="Text_20_body">
      <style:text-properties officeooo:rsid="015b3d0f" officeooo:paragraph-rsid="016dead4"/>
    </style:style>
    <style:style style:name="P90" style:family="paragraph" style:parent-style-name="Text_20_body">
      <style:text-properties officeooo:paragraph-rsid="017b7371"/>
    </style:style>
    <style:style style:name="P91" style:family="paragraph" style:parent-style-name="Text_20_body">
      <style:text-properties officeooo:paragraph-rsid="017be25c"/>
    </style:style>
    <style:style style:name="P92" style:family="paragraph" style:parent-style-name="Text_20_body">
      <style:text-properties officeooo:paragraph-rsid="01806c6b"/>
    </style:style>
    <style:style style:name="P93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font-weight="bold" officeooo:rsid="00cfe6fe" officeooo:paragraph-rsid="00ea313e" style:font-weight-asian="bold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font-weight="bold" officeooo:rsid="00cfe6fe" officeooo:paragraph-rsid="00f552dc" style:font-weight-asian="bold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officeooo:rsid="01546ec8" officeooo:paragraph-rsid="01655dce"/>
    </style:style>
    <style:style style:name="P98" style:family="paragraph" style:parent-style-name="Table_20_Contents">
      <style:paragraph-properties fo:text-align="center" style:justify-single-word="false"/>
      <style:text-properties officeooo:rsid="014e379c" officeooo:paragraph-rsid="01655dce"/>
    </style:style>
    <style:style style:name="P99" style:family="paragraph" style:parent-style-name="Table_20_Contents">
      <style:paragraph-properties fo:text-align="center" style:justify-single-word="false"/>
      <style:text-properties officeooo:rsid="014e379c" officeooo:paragraph-rsid="01695f18"/>
    </style:style>
    <style:style style:name="P100" style:family="paragraph" style:parent-style-name="Table_20_Contents">
      <style:paragraph-properties fo:text-align="center" style:justify-single-word="false"/>
      <style:text-properties officeooo:rsid="014e379c" officeooo:paragraph-rsid="016dead4"/>
    </style:style>
    <style:style style:name="P101" style:family="paragraph" style:parent-style-name="Table_20_Contents">
      <style:paragraph-properties fo:text-align="center" style:justify-single-word="false"/>
      <style:text-properties officeooo:rsid="015b3d0f" officeooo:paragraph-rsid="016dead4"/>
    </style:style>
    <style:style style:name="P102" style:family="paragraph" style:parent-style-name="Table_20_Contents">
      <style:paragraph-properties fo:text-align="start" style:justify-single-word="false"/>
    </style:style>
    <style:style style:name="P103" style:family="paragraph" style:parent-style-name="Table_20_Contents">
      <style:paragraph-properties fo:text-align="start" style:justify-single-word="false"/>
      <style:text-properties officeooo:paragraph-rsid="017b7371"/>
    </style:style>
    <style:style style:name="P104" style:family="paragraph" style:parent-style-name="Table_20_Contents">
      <style:paragraph-properties fo:text-align="start" style:justify-single-word="false"/>
      <style:text-properties officeooo:paragraph-rsid="017be25c"/>
    </style:style>
    <style:style style:name="P105" style:family="paragraph" style:parent-style-name="Table_20_Contents">
      <style:paragraph-properties fo:text-align="start" style:justify-single-word="false"/>
      <style:text-properties officeooo:paragraph-rsid="01806c6b"/>
    </style:style>
    <style:style style:name="P106" style:family="paragraph" style:parent-style-name="Table_20_Contents">
      <style:paragraph-properties fo:text-align="start" style:justify-single-word="false"/>
      <style:text-properties officeooo:rsid="01739667" officeooo:paragraph-rsid="01739667"/>
    </style:style>
    <style:style style:name="P107" style:family="paragraph" style:parent-style-name="Table_20_Contents">
      <style:paragraph-properties fo:text-align="start" style:justify-single-word="false"/>
      <style:text-properties officeooo:rsid="01739667" officeooo:paragraph-rsid="017b7371"/>
    </style:style>
    <style:style style:name="P108" style:family="paragraph" style:parent-style-name="Table_20_Contents">
      <style:paragraph-properties fo:text-align="start" style:justify-single-word="false"/>
      <style:text-properties officeooo:rsid="01739667" officeooo:paragraph-rsid="017be25c"/>
    </style:style>
    <style:style style:name="P109" style:family="paragraph" style:parent-style-name="Table_20_Contents">
      <style:paragraph-properties fo:text-align="start" style:justify-single-word="false"/>
      <style:text-properties officeooo:rsid="01739667" officeooo:paragraph-rsid="01806c6b"/>
    </style:style>
    <style:style style:name="P110" style:family="paragraph" style:parent-style-name="Table_20_Contents">
      <style:paragraph-properties fo:text-align="start" style:justify-single-word="false"/>
      <style:text-properties officeooo:rsid="017b7371" officeooo:paragraph-rsid="017b7371"/>
    </style:style>
    <style:style style:name="P111" style:family="paragraph" style:parent-style-name="Table_20_Contents">
      <style:paragraph-properties fo:text-align="start" style:justify-single-word="false"/>
      <style:text-properties officeooo:rsid="017be25c" officeooo:paragraph-rsid="017be25c"/>
    </style:style>
    <style:style style:name="P112" style:family="paragraph" style:parent-style-name="Table_20_Contents">
      <style:paragraph-properties fo:text-align="start" style:justify-single-word="false"/>
      <style:text-properties officeooo:rsid="017be25c" officeooo:paragraph-rsid="01806c6b"/>
    </style:style>
    <style:style style:name="P113" style:family="paragraph" style:parent-style-name="Preformatted_20_Text">
      <style:text-properties officeooo:paragraph-rsid="00d2b790"/>
    </style:style>
    <style:style style:name="P114" style:family="paragraph" style:parent-style-name="Preformatted_20_Text">
      <style:text-properties officeooo:rsid="00d41a6e" officeooo:paragraph-rsid="00d41a6e"/>
    </style:style>
    <style:style style:name="P115" style:family="paragraph" style:parent-style-name="Preformatted_20_Text">
      <style:text-properties officeooo:paragraph-rsid="00e6cfc7"/>
    </style:style>
    <style:style style:name="P116" style:family="paragraph" style:parent-style-name="Preformatted_20_Text">
      <style:text-properties officeooo:paragraph-rsid="00ea313e"/>
    </style:style>
    <style:style style:name="P117" style:family="paragraph" style:parent-style-name="Preformatted_20_Text">
      <style:text-properties officeooo:paragraph-rsid="00ed823e"/>
    </style:style>
    <style:style style:name="P118" style:family="paragraph" style:parent-style-name="Preformatted_20_Text">
      <style:text-properties officeooo:rsid="00d7ce7b" officeooo:paragraph-rsid="00ed823e"/>
    </style:style>
    <style:style style:name="P119" style:family="paragraph" style:parent-style-name="Preformatted_20_Text">
      <style:text-properties officeooo:rsid="00d941b9" officeooo:paragraph-rsid="00d941b9"/>
    </style:style>
    <style:style style:name="P120" style:family="paragraph" style:parent-style-name="Preformatted_20_Text">
      <style:text-properties officeooo:rsid="00d941b9" officeooo:paragraph-rsid="00ed823e"/>
    </style:style>
    <style:style style:name="P121" style:family="paragraph" style:parent-style-name="Preformatted_20_Text">
      <style:text-properties officeooo:paragraph-rsid="00f552dc"/>
    </style:style>
    <style:style style:name="P122" style:family="paragraph" style:parent-style-name="Preformatted_20_Text">
      <style:text-properties officeooo:rsid="00f60bff" officeooo:paragraph-rsid="00f60bff"/>
    </style:style>
    <style:style style:name="P123" style:family="paragraph" style:parent-style-name="Text_20_body" style:master-page-name="">
      <style:paragraph-properties style:page-number="auto" fo:keep-with-next="always"/>
      <style:text-properties officeooo:paragraph-rsid="00f552dc"/>
    </style:style>
    <style:style style:name="P124" style:family="paragraph" style:parent-style-name="Text_20_body" style:master-page-name="">
      <style:paragraph-properties style:page-number="auto" fo:keep-with-next="always"/>
      <style:text-properties officeooo:rsid="010e08ea" officeooo:paragraph-rsid="0129bf70"/>
    </style:style>
    <style:style style:name="P125" style:family="paragraph" style:parent-style-name="Text_20_body" style:master-page-name="">
      <style:paragraph-properties style:page-number="auto" fo:keep-with-next="always"/>
      <style:text-properties officeooo:rsid="0110206d" officeooo:paragraph-rsid="0129bf70"/>
    </style:style>
    <style:style style:name="P126" style:family="paragraph" style:parent-style-name="Text_20_body" style:master-page-name="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paragraph-rsid="0129bf70"/>
    </style:style>
    <style:style style:name="P127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10cd35c" officeooo:paragraph-rsid="0129bf70" style:font-weight-asian="normal" style:font-weight-complex="normal"/>
    </style:style>
    <style:style style:name="P128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843067" officeooo:paragraph-rsid="0129bf70"/>
    </style:style>
    <style:style style:name="P129" style:family="paragraph" style:parent-style-name="Standard">
      <style:text-properties officeooo:rsid="0148a4da" officeooo:paragraph-rsid="01921d6e"/>
    </style:style>
    <style:style style:name="P130" style:family="paragraph" style:parent-style-name="Text_20_body" style:list-style-name="L1">
      <style:text-properties officeooo:rsid="008fa9e1" officeooo:paragraph-rsid="008fa9e1"/>
    </style:style>
    <style:style style:name="P131" style:family="paragraph" style:parent-style-name="Text_20_body" style:list-style-name="L1">
      <style:text-properties officeooo:rsid="008fafe7" officeooo:paragraph-rsid="008fafe7"/>
    </style:style>
    <style:style style:name="P132" style:family="paragraph" style:parent-style-name="Text_20_body" style:list-style-name="L1">
      <style:text-properties officeooo:rsid="009cd5af" officeooo:paragraph-rsid="009ebb97"/>
    </style:style>
    <style:style style:name="P133" style:family="paragraph" style:parent-style-name="Text_20_body" style:list-style-name="L2">
      <style:text-properties officeooo:rsid="0084f838" officeooo:paragraph-rsid="01094946"/>
    </style:style>
    <style:style style:name="P134" style:family="paragraph" style:parent-style-name="Text_20_body" style:list-style-name="L2">
      <style:text-properties officeooo:rsid="0084f838" officeooo:paragraph-rsid="0084f838"/>
    </style:style>
    <style:style style:name="P135" style:family="paragraph" style:parent-style-name="Text_20_body">
      <style:text-properties officeooo:rsid="003d04dd" officeooo:paragraph-rsid="01921d6e"/>
    </style:style>
    <style:style style:name="P136" style:family="paragraph" style:parent-style-name="Text_20_body">
      <style:paragraph-properties fo:text-align="start" style:justify-single-word="false"/>
      <style:text-properties officeooo:rsid="003fbb54" officeooo:paragraph-rsid="01921d6e"/>
    </style:style>
    <style:style style:name="P137" style:family="paragraph" style:parent-style-name="Text_20_body">
      <style:text-properties officeooo:rsid="003fbb54" officeooo:paragraph-rsid="0194049f"/>
    </style:style>
    <style:style style:name="P138" style:family="paragraph" style:parent-style-name="Text_20_body">
      <style:paragraph-properties fo:text-align="center" style:justify-single-word="false"/>
      <style:text-properties officeooo:rsid="003fbb54" officeooo:paragraph-rsid="0194049f"/>
    </style:style>
    <style:style style:name="P139" style:family="paragraph" style:parent-style-name="Text_20_body">
      <style:paragraph-properties fo:text-align="center" style:justify-single-word="false"/>
      <style:text-properties fo:color="#ff3333" fo:font-weight="bold" officeooo:rsid="01921d6e" officeooo:paragraph-rsid="01921d6e" style:font-weight-asian="bold" style:font-weight-complex="bold"/>
    </style:style>
    <style:style style:name="P140" style:family="paragraph" style:parent-style-name="Text_20_body">
      <style:paragraph-properties fo:text-align="center" style:justify-single-word="false"/>
      <style:text-properties officeooo:rsid="002ecce6" officeooo:paragraph-rsid="003fbb54"/>
    </style:style>
    <style:style style:name="P141" style:family="paragraph" style:parent-style-name="Text_20_body">
      <style:paragraph-properties fo:text-align="center" style:justify-single-word="false"/>
      <style:text-properties officeooo:rsid="002ecce6" officeooo:paragraph-rsid="0194049f"/>
    </style:style>
    <style:style style:name="P142" style:family="paragraph" style:parent-style-name="Text_20_body">
      <style:paragraph-properties fo:text-align="center" style:justify-single-word="false"/>
      <style:text-properties officeooo:rsid="0197e590" officeooo:paragraph-rsid="0197e590"/>
    </style:style>
    <style:style style:name="P143" style:family="paragraph" style:parent-style-name="Heading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144" style:family="paragraph" style:parent-style-name="Heading_20_1">
      <style:text-properties officeooo:rsid="016adb7e" officeooo:paragraph-rsid="016adb7e"/>
    </style:style>
    <style:style style:name="P145" style:family="paragraph" style:parent-style-name="Heading_20_1">
      <style:text-properties officeooo:rsid="008fa9e1" officeooo:paragraph-rsid="008fa9e1"/>
    </style:style>
    <style:style style:name="P146" style:family="paragraph" style:parent-style-name="Heading_20_1">
      <style:text-properties officeooo:rsid="0041a8a7" officeooo:paragraph-rsid="0041a8a7"/>
    </style:style>
    <style:style style:name="P147" style:family="paragraph" style:parent-style-name="Heading_20_1">
      <style:text-properties officeooo:rsid="00a9c1fe" officeooo:paragraph-rsid="00a9c1fe"/>
    </style:style>
    <style:style style:name="P148" style:family="paragraph" style:parent-style-name="Heading_20_1">
      <style:text-properties officeooo:rsid="00cd2e57" officeooo:paragraph-rsid="00cd2e57"/>
    </style:style>
    <style:style style:name="P149" style:family="paragraph" style:parent-style-name="Heading_20_1">
      <style:text-properties officeooo:rsid="00d41a6e" officeooo:paragraph-rsid="00d41a6e"/>
    </style:style>
    <style:style style:name="P150" style:family="paragraph" style:parent-style-name="Heading_20_1">
      <style:text-properties officeooo:rsid="00df51bc" officeooo:paragraph-rsid="00df51bc"/>
    </style:style>
    <style:style style:name="P151" style:family="paragraph" style:parent-style-name="Heading_20_1">
      <style:text-properties officeooo:rsid="01716f3a" officeooo:paragraph-rsid="01716f3a"/>
    </style:style>
    <style:style style:name="P152" style:family="paragraph" style:parent-style-name="Heading_20_1">
      <style:text-properties officeooo:rsid="01716f3a" officeooo:paragraph-rsid="017b7371"/>
    </style:style>
    <style:style style:name="P153" style:family="paragraph" style:parent-style-name="Heading_20_1">
      <style:text-properties officeooo:paragraph-rsid="01806c6b"/>
    </style:style>
    <style:style style:name="P154" style:family="paragraph" style:parent-style-name="Heading_20_1">
      <style:text-properties officeooo:paragraph-rsid="00d41a6e"/>
    </style:style>
    <style:style style:name="P155" style:family="paragraph" style:parent-style-name="Heading_20_1">
      <style:text-properties officeooo:rsid="003de42d" officeooo:paragraph-rsid="018adae0"/>
    </style:style>
    <style:style style:name="P156" style:family="paragraph" style:parent-style-name="Heading_20_1">
      <style:text-properties officeooo:rsid="01485d45" officeooo:paragraph-rsid="01485d45"/>
    </style:style>
    <style:style style:name="P157" style:family="paragraph" style:parent-style-name="Heading_20_1">
      <style:text-properties officeooo:rsid="014f6027" officeooo:paragraph-rsid="0150320a"/>
    </style:style>
    <style:style style:name="P158" style:family="paragraph" style:parent-style-name="Heading_20_1">
      <style:text-properties officeooo:rsid="015b3d0f" officeooo:paragraph-rsid="015b3d0f"/>
    </style:style>
    <style:style style:name="P159" style:family="paragraph" style:parent-style-name="Heading_20_1">
      <style:text-properties officeooo:rsid="00827864" officeooo:paragraph-rsid="00827864"/>
    </style:style>
    <style:style style:name="P160" style:family="paragraph" style:parent-style-name="Heading_20_1">
      <style:text-properties officeooo:rsid="0073e891" officeooo:paragraph-rsid="0073e891"/>
    </style:style>
    <style:style style:name="P161" style:family="paragraph" style:parent-style-name="Heading_20_1">
      <style:text-properties officeooo:rsid="013ec56b" officeooo:paragraph-rsid="013ec56b"/>
    </style:style>
    <style:style style:name="P162" style:family="paragraph" style:parent-style-name="Contents_20_2">
      <style:paragraph-properties>
        <style:tab-stops>
          <style:tab-stop style:position="0.101cm" style:leader-style="dotted" style:leader-text="."/>
        </style:tab-stops>
      </style:paragraph-properties>
    </style:style>
    <style:style style:name="P163" style:family="paragraph" style:parent-style-name="Heading_20_2">
      <style:text-properties officeooo:rsid="00b8b32c" officeooo:paragraph-rsid="00b8b32c"/>
    </style:style>
    <style:style style:name="P164" style:family="paragraph" style:parent-style-name="Heading_20_2">
      <style:text-properties officeooo:paragraph-rsid="00430538"/>
    </style:style>
    <style:style style:name="P165" style:family="paragraph" style:parent-style-name="Heading_20_2">
      <style:text-properties officeooo:rsid="00964a56" officeooo:paragraph-rsid="00964a56"/>
    </style:style>
    <style:style style:name="P166" style:family="paragraph" style:parent-style-name="Heading_20_2">
      <style:text-properties officeooo:rsid="0129bf70" officeooo:paragraph-rsid="012834bd"/>
    </style:style>
    <style:style style:name="P167" style:family="paragraph" style:parent-style-name="Heading_20_2">
      <style:text-properties officeooo:rsid="00d941b9" officeooo:paragraph-rsid="00d941b9"/>
    </style:style>
    <style:style style:name="P168" style:family="paragraph" style:parent-style-name="Heading_20_2">
      <style:text-properties officeooo:paragraph-rsid="00f44f2e"/>
    </style:style>
    <style:style style:name="P169" style:family="paragraph" style:parent-style-name="Heading_20_2">
      <style:text-properties officeooo:paragraph-rsid="00d941b9"/>
    </style:style>
    <style:style style:name="P170" style:family="paragraph" style:parent-style-name="Heading_20_2">
      <style:text-properties officeooo:rsid="0084f838" officeooo:paragraph-rsid="0084f838"/>
    </style:style>
    <style:style style:name="P171" style:family="paragraph" style:parent-style-name="Heading_20_2">
      <style:text-properties officeooo:rsid="00866e83" officeooo:paragraph-rsid="00866e83"/>
    </style:style>
    <style:style style:name="P172" style:family="paragraph" style:parent-style-name="Heading_20_2">
      <style:text-properties officeooo:rsid="0075e607"/>
    </style:style>
    <style:style style:name="P173" style:family="paragraph" style:parent-style-name="Heading_20_2" style:master-page-name="">
      <style:paragraph-properties style:page-number="auto" fo:break-before="page"/>
    </style:style>
    <style:style style:name="P17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5" style:family="paragraph" style:parent-style-name="Index_20_1">
      <style:paragraph-properties>
        <style:tab-stops>
          <style:tab-stop style:position="0.3cm" style:leader-style="dotted" style:leader-text="."/>
        </style:tab-stops>
      </style:paragraph-properties>
    </style:style>
    <style:style style:name="P176" style:family="paragraph" style:parent-style-name="Heading_20_3">
      <style:text-properties officeooo:paragraph-rsid="01278577"/>
    </style:style>
    <style:style style:name="P177" style:family="paragraph" style:parent-style-name="Heading_20_3">
      <style:text-properties officeooo:rsid="0111bf50" officeooo:paragraph-rsid="0129bf70"/>
    </style:style>
    <style:style style:name="P178" style:family="paragraph" style:parent-style-name="Heading_20_3">
      <style:text-properties officeooo:paragraph-rsid="0129bf70"/>
    </style:style>
    <style:style style:name="P179" style:family="paragraph" style:parent-style-name="Heading_20_3">
      <style:text-properties officeooo:rsid="010e08ea" officeooo:paragraph-rsid="0129bf70"/>
    </style:style>
    <style:style style:name="P180" style:family="paragraph" style:parent-style-name="Heading_20_3">
      <style:text-properties officeooo:rsid="0129bf70" officeooo:paragraph-rsid="0129bf70"/>
    </style:style>
    <style:style style:name="P181" style:family="paragraph" style:parent-style-name="Heading_20_3">
      <style:text-properties officeooo:rsid="0113a26e" officeooo:paragraph-rsid="0113a26e"/>
    </style:style>
    <style:style style:name="P182" style:family="paragraph" style:parent-style-name="Heading_20_4">
      <style:text-properties officeooo:rsid="010e5a36" officeooo:paragraph-rsid="0129bf70"/>
    </style:style>
    <style:style style:name="P183" style:family="paragraph" style:parent-style-name="Heading_20_4">
      <style:text-properties officeooo:paragraph-rsid="0129bf70"/>
    </style:style>
    <style:style style:name="P184" style:family="paragraph" style:parent-style-name="Index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86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87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 fo:font-weight="normal"/>
    </style:style>
    <style:style style:name="P188" style:family="paragraph">
      <style:paragraph-properties fo:text-align="center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89" style:family="paragraph">
      <style:paragraph-properties fo:text-align="start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0" style:family="paragraph">
      <style:paragraph-properties fo:text-align="end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T1" style:family="text">
      <style:text-properties officeooo:rsid="003de4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1a8a7" style:font-weight-asian="bold" style:font-weight-complex="bold"/>
    </style:style>
    <style:style style:name="T4" style:family="text">
      <style:text-properties fo:font-weight="bold" officeooo:rsid="004349ac" style:font-weight-asian="bold" style:font-weight-complex="bold"/>
    </style:style>
    <style:style style:name="T5" style:family="text">
      <style:text-properties fo:font-weight="bold" officeooo:rsid="007a22cd" style:font-weight-asian="bold" style:font-weight-complex="bold"/>
    </style:style>
    <style:style style:name="T6" style:family="text">
      <style:text-properties fo:font-weight="bold" officeooo:rsid="007c95d5" style:font-weight-asian="bold" style:font-weight-complex="bold"/>
    </style:style>
    <style:style style:name="T7" style:family="text">
      <style:text-properties fo:font-weight="bold" officeooo:rsid="00a9c1fe" style:font-weight-asian="bold" style:font-weight-complex="bold"/>
    </style:style>
    <style:style style:name="T8" style:family="text">
      <style:text-properties fo:font-weight="bold" officeooo:rsid="00f552dc" style:font-weight-asian="bold" style:font-weight-complex="bold"/>
    </style:style>
    <style:style style:name="T9" style:family="text">
      <style:text-properties fo:font-weight="bold" officeooo:rsid="0119a327" style:font-weight-asian="bold" style:font-weight-complex="bold"/>
    </style:style>
    <style:style style:name="T10" style:family="text">
      <style:text-properties fo:font-weight="bold" officeooo:rsid="01523c1e" style:font-weight-asian="bold" style:font-weight-complex="bold"/>
    </style:style>
    <style:style style:name="T11" style:family="text">
      <style:text-properties fo:font-weight="bold" officeooo:rsid="0153d5fb" style:font-weight-asian="bold" style:font-weight-complex="bold"/>
    </style:style>
    <style:style style:name="T12" style:family="text">
      <style:text-properties fo:font-weight="bold" officeooo:rsid="015b3d0f" style:font-weight-asian="bold" style:font-weight-complex="bold"/>
    </style:style>
    <style:style style:name="T13" style:family="text">
      <style:text-properties fo:font-weight="bold" officeooo:rsid="01655dce" style:font-weight-asian="bold" style:font-weight-complex="bold"/>
    </style:style>
    <style:style style:name="T14" style:family="text">
      <style:text-properties fo:font-weight="bold" officeooo:rsid="0172b0f5" style:font-weight-asian="bold" style:font-weight-complex="bold"/>
    </style:style>
    <style:style style:name="T15" style:family="text">
      <style:text-properties fo:font-weight="bold" officeooo:rsid="017b7371" style:font-weight-asian="bold" style:font-weight-complex="bold"/>
    </style:style>
    <style:style style:name="T16" style:family="text">
      <style:text-properties fo:font-weight="bold" officeooo:rsid="017d7a50" style:font-weight-asian="bold" style:font-weight-complex="bold"/>
    </style:style>
    <style:style style:name="T17" style:family="text">
      <style:text-properties fo:font-weight="bold" officeooo:rsid="018354a9" style:font-weight-asian="bold" style:font-weight-complex="bold"/>
    </style:style>
    <style:style style:name="T18" style:family="text">
      <style:text-properties fo:font-weight="bold" officeooo:rsid="0194049f" style:font-weight-asian="bold" style:font-weight-complex="bold"/>
    </style:style>
    <style:style style:name="T19" style:family="text">
      <style:text-properties fo:font-weight="bold" officeooo:rsid="01952567" style:font-weight-asian="bold" style:font-weight-complex="bold"/>
    </style:style>
    <style:style style:name="T20" style:family="text">
      <style:text-properties officeooo:rsid="0041a8a7"/>
    </style:style>
    <style:style style:name="T21" style:family="text">
      <style:text-properties officeooo:rsid="00430538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75e607" style:font-weight-asian="normal" style:font-weight-complex="normal"/>
    </style:style>
    <style:style style:name="T24" style:family="text">
      <style:text-properties fo:font-weight="normal" officeooo:rsid="007f489b" style:font-weight-asian="normal" style:font-weight-complex="normal"/>
    </style:style>
    <style:style style:name="T25" style:family="text">
      <style:text-properties fo:font-weight="normal" officeooo:rsid="0041a8a7" style:font-weight-asian="normal" style:font-weight-complex="normal"/>
    </style:style>
    <style:style style:name="T26" style:family="text">
      <style:text-properties fo:font-weight="normal" officeooo:rsid="00e4f24a" style:font-weight-asian="normal" style:font-weight-complex="normal"/>
    </style:style>
    <style:style style:name="T27" style:family="text">
      <style:text-properties fo:font-weight="normal" officeooo:rsid="01546ec8" style:font-weight-asian="normal" style:font-weight-complex="normal"/>
    </style:style>
    <style:style style:name="T28" style:family="text">
      <style:text-properties fo:font-weight="normal" officeooo:rsid="015780aa" style:font-weight-asian="normal" style:font-weight-complex="normal"/>
    </style:style>
    <style:style style:name="T29" style:family="text">
      <style:text-properties fo:font-weight="normal" officeooo:rsid="01592a0f" style:font-weight-asian="normal" style:font-weight-complex="normal"/>
    </style:style>
    <style:style style:name="T30" style:family="text">
      <style:text-properties officeooo:rsid="004349a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4349ac" style:font-style-asian="italic" style:font-style-complex="italic"/>
    </style:style>
    <style:style style:name="T33" style:family="text">
      <style:text-properties fo:font-style="italic" officeooo:rsid="0041a8a7" style:font-style-asian="italic" style:font-style-complex="italic"/>
    </style:style>
    <style:style style:name="T34" style:family="text">
      <style:text-properties fo:font-style="italic" officeooo:rsid="00606ef8" style:font-style-asian="italic" style:font-style-complex="italic"/>
    </style:style>
    <style:style style:name="T35" style:family="text">
      <style:text-properties fo:font-style="italic" officeooo:rsid="0045fd49" style:font-style-asian="italic" style:font-style-complex="italic"/>
    </style:style>
    <style:style style:name="T36" style:family="text">
      <style:text-properties fo:font-style="italic" officeooo:rsid="00a5388a" style:font-style-asian="italic" style:font-style-complex="italic"/>
    </style:style>
    <style:style style:name="T37" style:family="text">
      <style:text-properties fo:font-style="italic" officeooo:rsid="0047facf" style:font-style-asian="italic" style:font-style-complex="italic"/>
    </style:style>
    <style:style style:name="T38" style:family="text">
      <style:text-properties fo:font-style="italic" officeooo:rsid="0110206d" style:font-style-asian="italic" style:font-style-complex="italic"/>
    </style:style>
    <style:style style:name="T39" style:family="text">
      <style:text-properties fo:font-style="italic" officeooo:rsid="0110cf96" style:font-style-asian="italic" style:font-style-complex="italic"/>
    </style:style>
    <style:style style:name="T40" style:family="text">
      <style:text-properties fo:font-style="italic" officeooo:rsid="013620d0" style:font-style-asian="italic" style:font-style-complex="italic"/>
    </style:style>
    <style:style style:name="T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1546ec8" style:font-style-asian="italic" style:font-weight-asian="normal" style:font-style-complex="italic" style:font-weight-complex="normal"/>
    </style:style>
    <style:style style:name="T44" style:family="text">
      <style:text-properties officeooo:rsid="0045fd49"/>
    </style:style>
    <style:style style:name="T45" style:family="text">
      <style:text-properties officeooo:rsid="0047facf"/>
    </style:style>
    <style:style style:name="T46" style:family="text">
      <style:text-properties officeooo:rsid="005daae8"/>
    </style:style>
    <style:style style:name="T47" style:family="text">
      <style:text-properties officeooo:rsid="00606ef8"/>
    </style:style>
    <style:style style:name="T48" style:family="text">
      <style:text-properties officeooo:rsid="006229fd"/>
    </style:style>
    <style:style style:name="T49" style:family="text">
      <style:text-properties officeooo:rsid="006e5e85"/>
    </style:style>
    <style:style style:name="T50" style:family="text">
      <style:text-properties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52" style:family="text">
      <style:text-properties officeooo:rsid="0075598f"/>
    </style:style>
    <style:style style:name="T53" style:family="text">
      <style:text-properties officeooo:rsid="0075e607"/>
    </style:style>
    <style:style style:name="T54" style:family="text">
      <style:text-properties officeooo:rsid="007a22cd"/>
    </style:style>
    <style:style style:name="T55" style:family="text">
      <style:text-properties officeooo:rsid="007c95d5"/>
    </style:style>
    <style:style style:name="T56" style:family="text">
      <style:text-properties officeooo:rsid="008047f4"/>
    </style:style>
    <style:style style:name="T57" style:family="text">
      <style:text-properties officeooo:rsid="00827864"/>
    </style:style>
    <style:style style:name="T58" style:family="text">
      <style:text-properties officeooo:rsid="00843067"/>
    </style:style>
    <style:style style:name="T59" style:family="text">
      <style:text-properties officeooo:rsid="0085aff2"/>
    </style:style>
    <style:style style:name="T60" style:family="text">
      <style:text-properties officeooo:rsid="008950b1"/>
    </style:style>
    <style:style style:name="T61" style:family="text">
      <style:text-properties officeooo:rsid="008ee631"/>
    </style:style>
    <style:style style:name="T62" style:family="text">
      <style:text-properties officeooo:rsid="008fafe7"/>
    </style:style>
    <style:style style:name="T63" style:family="text">
      <style:text-properties officeooo:rsid="009282a9"/>
    </style:style>
    <style:style style:name="T64" style:family="text">
      <style:text-properties officeooo:rsid="009d9208"/>
    </style:style>
    <style:style style:name="T65" style:family="text">
      <style:text-properties officeooo:rsid="009ebb97"/>
    </style:style>
    <style:style style:name="T66" style:family="text">
      <style:text-properties officeooo:rsid="00a077bc"/>
    </style:style>
    <style:style style:name="T67" style:family="text">
      <style:text-properties officeooo:rsid="00a3a8df"/>
    </style:style>
    <style:style style:name="T68" style:family="text">
      <style:text-properties officeooo:rsid="00a9c1fe"/>
    </style:style>
    <style:style style:name="T69" style:family="text">
      <style:text-properties officeooo:rsid="00b8b32c"/>
    </style:style>
    <style:style style:name="T70" style:family="text">
      <style:text-properties officeooo:rsid="00bc8b3e"/>
    </style:style>
    <style:style style:name="T71" style:family="text">
      <style:text-properties officeooo:rsid="00bd2431"/>
    </style:style>
    <style:style style:name="T72" style:family="text">
      <style:text-properties officeooo:rsid="00be16cf"/>
    </style:style>
    <style:style style:name="T73" style:family="text">
      <style:text-properties officeooo:rsid="00cb3d76"/>
    </style:style>
    <style:style style:name="T74" style:family="text">
      <style:text-properties officeooo:rsid="00cfe6fe"/>
    </style:style>
    <style:style style:name="T75" style:family="text">
      <style:text-properties officeooo:rsid="00d7ce7b"/>
    </style:style>
    <style:style style:name="T76" style:family="text">
      <style:text-properties officeooo:rsid="00e4f24a"/>
    </style:style>
    <style:style style:name="T77" style:family="text">
      <style:text-properties officeooo:rsid="00e95888"/>
    </style:style>
    <style:style style:name="T78" style:family="text">
      <style:text-properties officeooo:rsid="00ea313e"/>
    </style:style>
    <style:style style:name="T79" style:family="text">
      <style:text-properties officeooo:rsid="00ed823e"/>
    </style:style>
    <style:style style:name="T80" style:family="text">
      <style:text-properties officeooo:rsid="00f24175"/>
    </style:style>
    <style:style style:name="T81" style:family="text">
      <style:text-properties officeooo:rsid="00f3207b"/>
    </style:style>
    <style:style style:name="T82" style:family="text">
      <style:text-properties officeooo:rsid="00f552dc"/>
    </style:style>
    <style:style style:name="T83" style:family="text">
      <style:text-properties officeooo:rsid="00fc4eb1"/>
    </style:style>
    <style:style style:name="T84" style:family="text">
      <style:text-properties officeooo:rsid="00fc8da2"/>
    </style:style>
    <style:style style:name="T85" style:family="text">
      <style:text-properties officeooo:rsid="01094946"/>
    </style:style>
    <style:style style:name="T86" style:family="text">
      <style:text-properties officeooo:rsid="010e5a36"/>
    </style:style>
    <style:style style:name="T87" style:family="text">
      <style:text-properties fo:font-size="10pt" fo:font-weight="bold" officeooo:rsid="010cd35c" style:font-size-asian="10pt" style:font-weight-asian="bold" style:font-size-complex="10pt" style:font-weight-complex="bold"/>
    </style:style>
    <style:style style:name="T88" style:family="text">
      <style:text-properties fo:font-size="10pt" fo:font-weight="bold" officeooo:rsid="010cf119" style:font-size-asian="10pt" style:font-weight-asian="bold" style:font-size-complex="10pt" style:font-weight-complex="bold"/>
    </style:style>
    <style:style style:name="T89" style:family="text">
      <style:text-properties fo:font-size="10pt" fo:font-weight="bold" officeooo:rsid="0110206d" style:font-size-asian="10pt" style:font-weight-asian="bold" style:font-size-complex="10pt" style:font-weight-complex="bold"/>
    </style:style>
    <style:style style:name="T90" style:family="text">
      <style:text-properties fo:font-size="10pt" fo:font-weight="bold" officeooo:rsid="0110cf96" style:font-size-asian="10pt" style:font-weight-asian="bold" style:font-size-complex="10pt" style:font-weight-complex="bold"/>
    </style:style>
    <style:style style:name="T91" style:family="text">
      <style:text-properties fo:font-size="10pt" style:font-size-asian="10pt" style:font-size-complex="10pt"/>
    </style:style>
    <style:style style:name="T92" style:family="text">
      <style:text-properties fo:font-size="10pt" officeooo:rsid="010cd35c" style:font-size-asian="10pt" style:font-size-complex="10pt"/>
    </style:style>
    <style:style style:name="T93" style:family="text">
      <style:text-properties fo:font-size="10pt" officeooo:rsid="010cf119" style:font-size-asian="10pt" style:font-size-complex="10pt"/>
    </style:style>
    <style:style style:name="T94" style:family="text">
      <style:text-properties fo:font-size="10pt" officeooo:rsid="0110206d" style:font-size-asian="10pt" style:font-size-complex="10pt"/>
    </style:style>
    <style:style style:name="T95" style:family="text">
      <style:text-properties fo:font-size="10pt" style:text-underline-style="none" fo:font-weight="normal" officeooo:rsid="010cf119" style:font-size-asian="10pt" style:font-weight-asian="normal" style:font-size-complex="10pt" style:font-weight-complex="normal"/>
    </style:style>
    <style:style style:name="T96" style:family="text">
      <style:text-properties fo:font-size="10pt" style:text-underline-style="none" fo:font-weight="normal" officeooo:rsid="0110206d" style:font-size-asian="10pt" style:font-weight-asian="normal" style:font-size-complex="10pt" style:font-weight-complex="normal"/>
    </style:style>
    <style:style style:name="T97" style:family="text">
      <style:text-properties fo:font-size="10pt" style:text-underline-style="none" fo:font-weight="bold" officeooo:rsid="010cf119" style:font-size-asian="10pt" style:font-weight-asian="bold" style:font-size-complex="10pt" style:font-weight-complex="bold"/>
    </style:style>
    <style:style style:name="T98" style:family="text">
      <style:text-properties fo:font-size="10pt" style:text-underline-style="none" fo:font-weight="bold" officeooo:rsid="0110206d" style:font-size-asian="10pt" style:font-weight-asian="bold" style:font-size-complex="10pt" style:font-weight-complex="bold"/>
    </style:style>
    <style:style style:name="T99" style:family="text">
      <style:text-properties fo:font-size="10pt" style:text-underline-style="none" fo:font-weight="bold" officeooo:rsid="01112235" style:font-size-asian="10pt" style:font-weight-asian="bold" style:font-size-complex="10pt" style:font-weight-complex="bold"/>
    </style:style>
    <style:style style:name="T100" style:family="text">
      <style:text-properties fo:font-size="10pt" style:text-underline-style="none" style:font-size-asian="10pt" style:font-size-complex="10pt"/>
    </style:style>
    <style:style style:name="T101" style:family="text">
      <style:text-properties fo:font-size="10pt" style:text-underline-style="none" officeooo:rsid="010cf119" style:font-size-asian="10pt" style:font-size-complex="10pt"/>
    </style:style>
    <style:style style:name="T102" style:family="text">
      <style:text-properties officeooo:rsid="0111bf50"/>
    </style:style>
    <style:style style:name="T103" style:family="text">
      <style:text-properties officeooo:rsid="0119a327"/>
    </style:style>
    <style:style style:name="T104" style:family="text">
      <style:text-properties officeooo:rsid="012834bd"/>
    </style:style>
    <style:style style:name="T105" style:family="text">
      <style:text-properties officeooo:rsid="0129bf70"/>
    </style:style>
    <style:style style:name="T106" style:family="text">
      <style:text-properties officeooo:rsid="0130e958"/>
    </style:style>
    <style:style style:name="T107" style:family="text">
      <style:text-properties fo:color="#ff6600" fo:font-weight="bold" style:font-weight-asian="bold" style:font-weight-complex="bold"/>
    </style:style>
    <style:style style:name="T108" style:family="text">
      <style:text-properties fo:color="#ff3333"/>
    </style:style>
    <style:style style:name="T109" style:family="text">
      <style:text-properties fo:color="#ff3333" fo:font-weight="bold" style:font-weight-asian="bold" style:font-weight-complex="bold"/>
    </style:style>
    <style:style style:name="T110" style:family="text">
      <style:text-properties fo:color="#ff3333" fo:font-weight="bold" officeooo:rsid="01084d6c" style:font-weight-asian="bold" style:font-weight-complex="bold"/>
    </style:style>
    <style:style style:name="T111" style:family="text">
      <style:text-properties fo:color="#ff3333" fo:font-weight="bold" officeooo:rsid="01921d6e" style:font-weight-asian="bold" style:font-weight-complex="bold"/>
    </style:style>
    <style:style style:name="T112" style:family="text">
      <style:text-properties fo:color="#ff3333" fo:font-weight="bold" officeooo:rsid="0194049f" style:font-weight-asian="bold" style:font-weight-complex="bold"/>
    </style:style>
    <style:style style:name="T113" style:family="text">
      <style:text-properties fo:color="#ff3333" fo:font-weight="bold" officeooo:rsid="019bb369" style:font-weight-asian="bold" style:font-weight-complex="bold"/>
    </style:style>
    <style:style style:name="T114" style:family="text">
      <style:text-properties fo:color="#ff3333" officeooo:rsid="008950b1"/>
    </style:style>
    <style:style style:name="T115" style:family="text">
      <style:text-properties officeooo:rsid="014e3a86"/>
    </style:style>
    <style:style style:name="T116" style:family="text">
      <style:text-properties officeooo:rsid="01523c1e"/>
    </style:style>
    <style:style style:name="T117" style:family="text">
      <style:text-properties officeooo:rsid="0153d5fb"/>
    </style:style>
    <style:style style:name="T118" style:family="text">
      <style:text-properties officeooo:rsid="015b3d0f"/>
    </style:style>
    <style:style style:name="T119" style:family="text">
      <style:text-properties officeooo:rsid="015ec53f"/>
    </style:style>
    <style:style style:name="T120" style:family="text">
      <style:text-properties officeooo:rsid="01641178"/>
    </style:style>
    <style:style style:name="T121" style:family="text">
      <style:text-properties officeooo:rsid="01655dce"/>
    </style:style>
    <style:style style:name="T122" style:family="text">
      <style:text-properties officeooo:rsid="01695f18"/>
    </style:style>
    <style:style style:name="T123" style:family="text">
      <style:text-properties officeooo:rsid="016bec56"/>
    </style:style>
    <style:style style:name="T124" style:family="text">
      <style:text-properties officeooo:rsid="016dead4"/>
    </style:style>
    <style:style style:name="T125" style:family="text">
      <style:text-properties officeooo:rsid="01702567"/>
    </style:style>
    <style:style style:name="T126" style:family="text">
      <style:text-properties officeooo:rsid="0172b0f5"/>
    </style:style>
    <style:style style:name="T127" style:family="text">
      <style:text-properties officeooo:rsid="01739667"/>
    </style:style>
    <style:style style:name="T128" style:family="text">
      <style:text-properties officeooo:rsid="017b7371"/>
    </style:style>
    <style:style style:name="T129" style:family="text">
      <style:text-properties officeooo:rsid="017be25c"/>
    </style:style>
    <style:style style:name="T130" style:family="text">
      <style:text-properties officeooo:rsid="018801cb"/>
    </style:style>
    <style:style style:name="T131" style:family="text">
      <style:text-properties officeooo:rsid="01921d6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 form:name="nome_exemplo" form:control-implementation="ooo:com.sun.star.form.component.TextField" xml:id="control1" form:id="control1" form:current-value="Escreva seu primeiro nome aqui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le" form:control-implementation="ooo:com.sun.star.form.component.TextField" xml:id="control2" form:id="control2" form:current-value="Título do trabalho" form:value="Título proviosór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3" form:id="control3" form:current-value="2016" form:value="20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4" form:id="control4" form:current-value="Cidade - UF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5" form:id="control5" form:current-value="Nome do autor" form:value="Nome do aut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6" form:id="control6" form:current-value="Universidade/Faculdade do Brasi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rovacao_dia" form:control-implementation="ooo:com.sun.star.form.component.TextField" xml:id="control7" form:id="control7" form:max-length="2" form:current-value="1" form: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ovacao_mes" form:control-implementation="ooo:com.sun.star.form.component.ComboBox" xml:id="control8" form:id="control8" form:dropdown="true" form:size="20" form:current-value="Agosto" form:value="Agos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avaliador1" form:control-implementation="ooo:com.sun.star.form.component.TextField" xml:id="control9" form:id="control9" form:current-value="Nome-do-Prof-Convidado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10" form:id="control10" form:current-value="Nome-do-Prof-Convidado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olha_de_aprovacao" form:control-implementation="ooo:com.sun.star.form.component.ComboBox" xml:id="control11" form:id="control11" form:dropdown="true" form:size="20" form:current-value="Não gerar folha de aprovação" form:value="Não gerar folha de aprovaçã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textarea form:name="minhalista" form:control-implementation="ooo:com.sun.star.form.component.TextField" xml:id="control12" form:id="control12" form:current-value="1. Primeiro item da lista;&#10;2. Segundo item da lista;&#10;3. Terceiro item da lista.&#10;&#10;Lista com texto descrevendo cada ítem.&#10;&#10;1. Primeiro item da lista;&#10;    &#10;    Texto sobre o primeiro item da lista.&#10;&#10;2. Segundo item da lista;&#10;    &#10;    Texto sobre o segundo item.&#10;&#10;3. Terceiro item da lista.&#10;    &#10;    Texto sobre o terceiro item.&#10;&#10;&#10;a. Primeiro item da lista;&#10;b. Segundo item da lista;&#10;c. Terceiro item da lista.&#10;&#10;&#10;ou&#10;&#10;a) Primeiro item da lista;&#10;b) Segundo item da lista;&#10;c) Terceiro item da lista." form:value="1. Primeiro item da lista;&#10;2. Segundo item da lista;&#10;3. Terceiro item da lista.&#10;&#10;Lista com texto descrevendo cada ítem.&#10;&#10;1. Primeiro item da lista;&#10;    &#10;    Texto sobre o primeiro item da lista.&#10;&#10;2. Segundo item da lista;&#10;    &#10;    Texto sobre o segundo item.&#10;&#10;3. Terceiro item da lista.&#10;    &#10;    Texto sobre o terceiro item.&#10;&#10;&#10;a. Primeiro item da lista;&#10;b. Segundo item da lista;&#10;c. Terceiro item da lista.&#10;&#10;&#10;ou&#10;&#10;a) Primeiro item da lista;&#10;b) Segundo item da lista;&#10;c) Terceiro item da lista.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errata" form:control-implementation="ooo:com.sun.star.form.component.ComboBox" xml:id="control13" form:id="control13" form:dropdown="true" form:size="20" form:current-value="Ignorar Errata" form:value="Ignorar Errat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Ignorar Errata"/>
            <form:item form:label="Utilizar Errata"/>
          </form:combobox>
          <form:text form:name="avaliador3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icha_catalografica" form:control-implementation="ooo:com.sun.star.form.component.ComboBox" xml:id="control15" form:id="control15" form:dropdown="true" form:size="20" form:current-value="Sem ficha catalográfica" form:value="Sem ficha catalográf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Sem ficha catalográfica"/>
            <form:item form:label="Incluir ficha-catalografica.pdf da pasta imagens"/>
          </form:combobox>
          <form:listbox form:name="tipo_do_trabalho" form:control-implementation="ooo:com.sun.star.form.component.ListBox" xml:id="control16" form:id="control16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Monografia" form:current-selected="true" form:selected="true"/>
            <form:option form:label="Dissertação"/>
            <form:option form:label="Tese"/>
          </form:listbox>
          <form:text form:name="orientador" form:control-implementation="ooo:com.sun.star.form.component.TextField" xml:id="control17" form:id="control17" form:current-value="Nome-do-Orientad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orientador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19" form:id="control19" form:current-value="Minha-titul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rso" form:control-implementation="ooo:com.sun.star.form.component.TextField" xml:id="control20" form:id="control20" form:current-value="Meu-curs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grama" form:control-implementation="ooo:com.sun.star.form.component.TextField" xml:id="control21" form:id="control21" form:current-value="Programa de Pós-Graduação em XX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linha_de_pesquisa" form:control-implementation="ooo:com.sun.star.form.component.TextField" xml:id="control22" form:id="control22" form:current-value="minha-linha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area form:name="dedicatoria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gradecimentos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epigrafe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o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vras_chave" form:control-implementation="ooo:com.sun.star.form.component.TextField" xml:id="control27" form:id="control27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bstract_texto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keywords" form:control-implementation="ooo:com.sun.star.form.component.TextField" xml:id="control29" form:id="control29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n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bras_clave" form:control-implementation="ooo:com.sun.star.form.component.TextField" xml:id="control31" form:id="control31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mots_cles" form:control-implementation="ooo:com.sun.star.form.component.TextField" xml:id="control33" form:id="control33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lista_ilustracoes" form:control-implementation="ooo:com.sun.star.form.component.ComboBox" xml:id="control34" form:id="control34" form:dropdown="true" form:size="20" form:current-value="Dispensar uso de lista de ilustrações" form:value="Dispensar uso de lista de ilustraçõe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ilustrações"/>
            <form:item form:label="Gerar lista de ilustrações"/>
          </form:combobox>
          <form:combobox form:name="lista_tabelas" form:control-implementation="ooo:com.sun.star.form.component.ComboBox" xml:id="control35" form:id="control35" form:dropdown="true" form:size="20" form:current-value="Dispensar uso de lista de tabelas" form:value="Dispensar uso de lista de tabela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tabelas"/>
            <form:item form:label="Gerar lista de tabelas"/>
          </form:combobox>
          <form:textarea form:name="siglas" form:control-implementation="ooo:com.sun.star.form.component.TextField" xml:id="control36" form:id="control36" form:current-value="ABNT: Associação Brasileira de Normas Técnicas" form:value="ABNT: Associação Brasileira de Normas Técnica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4" text:outline-level="1"><text:bookmark-start text:name="__RefHeading___Toc2179_1800853931"/>Apresentação do projeto<text:bookmark-end text:name="__RefHeading___Toc2179_1800853931"/></text:h>
      <text:p text:style-name="P88">- <text:span text:style-name="T123">vídeo de apresentação</text:span></text:p>
      <text:p text:style-name="P88"/>
      <text:p text:style-name="P143">Escreva seu trabalho acadêmico com as normas da ABNT!</text:p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 text:style-name="Strong_20_Emphasi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0.101cm" style:leader-char="."/>
            <text:index-entry-page-number text:style-name="Emphasis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3" text:name="Sumário1_Head">
            <text:p text:style-name="Contents_20_Heading">Sumário</text:p>
          </text:index-title>
          <text:p text:style-name="P174"><text:a xlink:type="simple" xlink:href="#__RefHeading___Toc2179_1800853931" text:style-name="Index_20_Link" text:visited-style-name="Index_20_Link">Apresentação do projeto<text:tab/></text:a><text:a xlink:type="simple" xlink:href="#__RefHeading___Toc2179_1800853931" text:style-name="Index_20_Link" text:visited-style-name="Index_20_Link"><text:span text:style-name="Strong_20_Emphasis">1</text:span></text:a></text:p>
          <text:p text:style-name="P174"><text:a xlink:type="simple" xlink:href="#__RefHeading___Toc915_188003687" text:style-name="Index_20_Link" text:visited-style-name="Index_20_Link">Sobre este documento<text:tab/></text:a><text:a xlink:type="simple" xlink:href="#__RefHeading___Toc915_188003687" text:style-name="Index_20_Link" text:visited-style-name="Index_20_Link"><text:span text:style-name="Strong_20_Emphasis">2</text:span></text:a></text:p>
          <text:p text:style-name="P162"><text:a xlink:type="simple" xlink:href="#__RefHeading___Toc609_1990148233" text:style-name="Index_20_Link" text:visited-style-name="Index_20_Link">Vigência das Normas da ABNT<text:tab/></text:a><text:a xlink:type="simple" xlink:href="#__RefHeading___Toc609_1990148233" text:style-name="Index_20_Link" text:visited-style-name="Index_20_Link"><text:span text:style-name="Emphasis">2</text:span></text:a></text:p>
          <text:p text:style-name="P174"><text:a xlink:type="simple" xlink:href="#__RefHeading___Toc145_1503849157" text:style-name="Index_20_Link" text:visited-style-name="Index_20_Link">Aprendendo a editar e salvar as configurações<text:tab/></text:a><text:a xlink:type="simple" xlink:href="#__RefHeading___Toc145_1503849157" text:style-name="Index_20_Link" text:visited-style-name="Index_20_Link"><text:span text:style-name="Strong_20_Emphasis">3</text:span></text:a></text:p>
          <text:p text:style-name="P162"><text:a xlink:type="simple" xlink:href="#__RefHeading___Toc147_1503849157" text:style-name="Index_20_Link" text:visited-style-name="Index_20_Link">Editores de PDF<text:tab/></text:a><text:a xlink:type="simple" xlink:href="#__RefHeading___Toc147_1503849157" text:style-name="Index_20_Link" text:visited-style-name="Index_20_Link"><text:span text:style-name="Emphasis">3</text:span></text:a></text:p>
          <text:p text:style-name="P174"><text:a xlink:type="simple" xlink:href="#__RefHeading___Toc539_188003687" text:style-name="Index_20_Link" text:visited-style-name="Index_20_Link">Configuração inicial: Capa e Folha de Rosto<text:tab/></text:a><text:a xlink:type="simple" xlink:href="#__RefHeading___Toc539_188003687" text:style-name="Index_20_Link" text:visited-style-name="Index_20_Link"><text:span text:style-name="Strong_20_Emphasis">4</text:span></text:a></text:p>
          <text:p text:style-name="P162"><text:a xlink:type="simple" xlink:href="#__RefHeading___Toc1149_1300869590" text:style-name="Index_20_Link" text:visited-style-name="Index_20_Link">Tipo do trabalho<text:tab/></text:a><text:a xlink:type="simple" xlink:href="#__RefHeading___Toc1149_1300869590" text:style-name="Index_20_Link" text:visited-style-name="Index_20_Link"><text:span text:style-name="Emphasis">4</text:span></text:a></text:p>
          <text:p text:style-name="P162"><text:a xlink:type="simple" xlink:href="#__RefHeading___Toc1305_188003687" text:style-name="Index_20_Link" text:visited-style-name="Index_20_Link">Configurando a Capa<text:tab/></text:a><text:a xlink:type="simple" xlink:href="#__RefHeading___Toc1305_188003687" text:style-name="Index_20_Link" text:visited-style-name="Index_20_Link"><text:span text:style-name="Emphasis">4</text:span></text:a></text:p>
          <text:p text:style-name="P162"><text:a xlink:type="simple" xlink:href="#__RefHeading___Toc1151_1300869590" text:style-name="Index_20_Link" text:visited-style-name="Index_20_Link">Configurando a Folha de Rosto<text:tab/></text:a><text:a xlink:type="simple" xlink:href="#__RefHeading___Toc1151_1300869590" text:style-name="Index_20_Link" text:visited-style-name="Index_20_Link"><text:span text:style-name="Emphasis">5</text:span></text:a></text:p>
          <text:p text:style-name="P174"><text:a xlink:type="simple" xlink:href="#__RefHeading___Toc713_264611400" text:style-name="Index_20_Link" text:visited-style-name="Index_20_Link">Escrevendo o texto do trabalho<text:tab/></text:a><text:a xlink:type="simple" xlink:href="#__RefHeading___Toc713_264611400" text:style-name="Index_20_Link" text:visited-style-name="Index_20_Link"><text:span text:style-name="Strong_20_Emphasis">7</text:span></text:a></text:p>
          <text:p text:style-name="P174"><text:a xlink:type="simple" xlink:href="#__RefHeading___Toc1002_1676333243" text:style-name="Index_20_Link" text:visited-style-name="Index_20_Link">Capítulos e seções<text:tab/></text:a><text:a xlink:type="simple" xlink:href="#__RefHeading___Toc1002_1676333243" text:style-name="Index_20_Link" text:visited-style-name="Index_20_Link"><text:span text:style-name="Strong_20_Emphasis">8</text:span></text:a></text:p>
          <text:p text:style-name="P174"><text:a xlink:type="simple" xlink:href="#__RefHeading___Toc1004_1676333243" text:style-name="Index_20_Link" text:visited-style-name="Index_20_Link">Listas<text:tab/></text:a><text:a xlink:type="simple" xlink:href="#__RefHeading___Toc1004_1676333243" text:style-name="Index_20_Link" text:visited-style-name="Index_20_Link"><text:span text:style-name="Strong_20_Emphasis">9</text:span></text:a></text:p>
          <text:p text:style-name="P162"><text:a xlink:type="simple" xlink:href="#__RefHeading___Toc1006_1676333243" text:style-name="Index_20_Link" text:visited-style-name="Index_20_Link">Listas não ordenadas<text:tab/></text:a><text:a xlink:type="simple" xlink:href="#__RefHeading___Toc1006_1676333243" text:style-name="Index_20_Link" text:visited-style-name="Index_20_Link"><text:span text:style-name="Emphasis">9</text:span></text:a></text:p>
          <text:p text:style-name="P162"><text:a xlink:type="simple" xlink:href="#__RefHeading___Toc1008_1676333243" text:style-name="Index_20_Link" text:visited-style-name="Index_20_Link">Lista ordenada numericamente<text:tab/></text:a><text:a xlink:type="simple" xlink:href="#__RefHeading___Toc1008_1676333243" text:style-name="Index_20_Link" text:visited-style-name="Index_20_Link"><text:span text:style-name="Emphasis">9</text:span></text:a></text:p>
          <text:p text:style-name="P162"><text:a xlink:type="simple" xlink:href="#__RefHeading___Toc1010_1676333243" text:style-name="Index_20_Link" text:visited-style-name="Index_20_Link">Lista ordenada por letras<text:tab/></text:a><text:a xlink:type="simple" xlink:href="#__RefHeading___Toc1010_1676333243" text:style-name="Index_20_Link" text:visited-style-name="Index_20_Link"><text:span text:style-name="Emphasis">9</text:span></text:a></text:p>
          <text:p text:style-name="P162"><text:a xlink:type="simple" xlink:href="#__RefHeading___Toc915_1711771620" text:style-name="Index_20_Link" text:visited-style-name="Index_20_Link">Lista com parágrafos entre os itens<text:tab/></text:a><text:a xlink:type="simple" xlink:href="#__RefHeading___Toc915_1711771620" text:style-name="Index_20_Link" text:visited-style-name="Index_20_Link"><text:span text:style-name="Emphasis">10</text:span></text:a></text:p>
          <text:p text:style-name="P162"><text:a xlink:type="simple" xlink:href="#__RefHeading___Toc1012_1676333243" text:style-name="Index_20_Link" text:visited-style-name="Index_20_Link">Documentação externa<text:tab/></text:a><text:a xlink:type="simple" xlink:href="#__RefHeading___Toc1012_1676333243" text:style-name="Index_20_Link" text:visited-style-name="Index_20_Link"><text:span text:style-name="Emphasis">11</text:span></text:a></text:p>
          <text:p text:style-name="P162"><text:a xlink:type="simple" xlink:href="#__RefHeading___Toc917_1711771620" text:style-name="Index_20_Link" text:visited-style-name="Index_20_Link">Minhas listas<text:tab/></text:a><text:a xlink:type="simple" xlink:href="#__RefHeading___Toc917_1711771620" text:style-name="Index_20_Link" text:visited-style-name="Index_20_Link"><text:span text:style-name="Emphasis">12</text:span></text:a></text:p>
          <text:p text:style-name="P174"><text:a xlink:type="simple" xlink:href="#__RefHeading___Toc919_1711771620" text:style-name="Index_20_Link" text:visited-style-name="Index_20_Link">Citações<text:tab/></text:a><text:a xlink:type="simple" xlink:href="#__RefHeading___Toc919_1711771620" text:style-name="Index_20_Link" text:visited-style-name="Index_20_Link"><text:span text:style-name="Strong_20_Emphasis">13</text:span></text:a></text:p>
          <text:p text:style-name="P174"><text:a xlink:type="simple" xlink:href="#__RefHeading___Toc2894_1800853931" text:style-name="Index_20_Link" text:visited-style-name="Index_20_Link">Resumo<text:tab/></text:a><text:a xlink:type="simple" xlink:href="#__RefHeading___Toc2894_1800853931" text:style-name="Index_20_Link" text:visited-style-name="Index_20_Link"><text:span text:style-name="Strong_20_Emphasis">14</text:span></text:a></text:p>
          <text:p text:style-name="P174"><text:a xlink:type="simple" xlink:href="#__RefHeading___Toc2896_1800853931" text:style-name="Index_20_Link" text:visited-style-name="Index_20_Link">Abstract (resumo em Inglês)<text:tab/></text:a><text:a xlink:type="simple" xlink:href="#__RefHeading___Toc2896_1800853931" text:style-name="Index_20_Link" text:visited-style-name="Index_20_Link"><text:span text:style-name="Strong_20_Emphasis">15</text:span></text:a></text:p>
          <text:p text:style-name="P174"><text:a xlink:type="simple" xlink:href="#__RefHeading___Toc2898_1800853931" text:style-name="Index_20_Link" text:visited-style-name="Index_20_Link">Resumen (resumo em Espanhol)<text:tab/></text:a><text:a xlink:type="simple" xlink:href="#__RefHeading___Toc2898_1800853931" text:style-name="Index_20_Link" text:visited-style-name="Index_20_Link"><text:span text:style-name="Strong_20_Emphasis">16</text:span></text:a></text:p>
          <text:p text:style-name="P174"><text:a xlink:type="simple" xlink:href="#__RefHeading___Toc2900_1800853931" text:style-name="Index_20_Link" text:visited-style-name="Index_20_Link">Résumé (resumo em Francês)<text:tab/></text:a><text:a xlink:type="simple" xlink:href="#__RefHeading___Toc2900_1800853931" text:style-name="Index_20_Link" text:visited-style-name="Index_20_Link"><text:span text:style-name="Strong_20_Emphasis">17</text:span></text:a></text:p>
          <text:p text:style-name="P174"><text:a xlink:type="simple" xlink:href="#__RefHeading___Toc205_1414260196" text:style-name="Index_20_Link" text:visited-style-name="Index_20_Link">Lista de Siglas (opcional)<text:tab/></text:a><text:a xlink:type="simple" xlink:href="#__RefHeading___Toc205_1414260196" text:style-name="Index_20_Link" text:visited-style-name="Index_20_Link"><text:span text:style-name="Strong_20_Emphasis">18</text:span></text:a></text:p>
          <text:p text:style-name="P174"><text:a xlink:type="simple" xlink:href="#__RefHeading___Toc3236_1800853931" text:style-name="Index_20_Link" text:visited-style-name="Index_20_Link">Listas de Tabelas e Ilustrações<text:tab/></text:a><text:a xlink:type="simple" xlink:href="#__RefHeading___Toc3236_1800853931" text:style-name="Index_20_Link" text:visited-style-name="Index_20_Link"><text:span text:style-name="Strong_20_Emphasis">19</text:span></text:a></text:p>
          <text:p text:style-name="P174"><text:a xlink:type="simple" xlink:href="#__RefHeading___Toc1093_22286579" text:style-name="Index_20_Link" text:visited-style-name="Index_20_Link">Ficha catalográfica<text:tab/></text:a><text:a xlink:type="simple" xlink:href="#__RefHeading___Toc1093_22286579" text:style-name="Index_20_Link" text:visited-style-name="Index_20_Link"><text:span text:style-name="Strong_20_Emphasis">20</text:span></text:a></text:p>
          <text:p text:style-name="P174"><text:a xlink:type="simple" xlink:href="#__RefHeading___Toc1294_2135529741" text:style-name="Index_20_Link" text:visited-style-name="Index_20_Link">Dedicatória<text:tab/></text:a><text:a xlink:type="simple" xlink:href="#__RefHeading___Toc1294_2135529741" text:style-name="Index_20_Link" text:visited-style-name="Index_20_Link"><text:span text:style-name="Strong_20_Emphasis">21</text:span></text:a></text:p>
          <text:p text:style-name="P174"><text:a xlink:type="simple" xlink:href="#__RefHeading___Toc1398_503163630" text:style-name="Index_20_Link" text:visited-style-name="Index_20_Link">Agradecimentos<text:tab/></text:a><text:a xlink:type="simple" xlink:href="#__RefHeading___Toc1398_503163630" text:style-name="Index_20_Link" text:visited-style-name="Index_20_Link"><text:span text:style-name="Strong_20_Emphasis">22</text:span></text:a></text:p>
          <text:p text:style-name="P174"><text:a xlink:type="simple" xlink:href="#__RefHeading___Toc1502_1496620900" text:style-name="Index_20_Link" text:visited-style-name="Index_20_Link">Epígrafe<text:tab/></text:a><text:a xlink:type="simple" xlink:href="#__RefHeading___Toc1502_1496620900" text:style-name="Index_20_Link" text:visited-style-name="Index_20_Link"><text:span text:style-name="Strong_20_Emphasis">23</text:span></text:a></text:p>
          <text:p text:style-name="P174"><text:a xlink:type="simple" xlink:href="#__RefHeading___Toc547_188003687" text:style-name="Index_20_Link" text:visited-style-name="Index_20_Link">Folha de aprovação<text:tab/></text:a><text:a xlink:type="simple" xlink:href="#__RefHeading___Toc547_188003687" text:style-name="Index_20_Link" text:visited-style-name="Index_20_Link"><text:span text:style-name="Strong_20_Emphasis">24</text:span></text:a></text:p>
          <text:p text:style-name="P162"><text:a xlink:type="simple" xlink:href="#__RefHeading___Toc779_188003687" text:style-name="Index_20_Link" text:visited-style-name="Index_20_Link">Configurar geração/utilização da folha de aprovação<text:tab/></text:a><text:a xlink:type="simple" xlink:href="#__RefHeading___Toc779_188003687" text:style-name="Index_20_Link" text:visited-style-name="Index_20_Link"><text:span text:style-name="Emphasis">24</text:span></text:a></text:p>
          <text:p text:style-name="P162"><text:a xlink:type="simple" xlink:href="#__RefHeading___Toc791_188003687" text:style-name="Index_20_Link" text:visited-style-name="Index_20_Link">Utilizar folha de aprovação escaneada<text:tab/></text:a><text:a xlink:type="simple" xlink:href="#__RefHeading___Toc791_188003687" text:style-name="Index_20_Link" text:visited-style-name="Index_20_Link"><text:span text:style-name="Emphasis">25</text:span></text:a></text:p>
          <text:p text:style-name="P174"><text:a xlink:type="simple" xlink:href="#__RefHeading___Toc553_188003687" text:style-name="Index_20_Link" text:visited-style-name="Index_20_Link">Errata<text:tab/></text:a><text:a xlink:type="simple" xlink:href="#__RefHeading___Toc553_188003687" text:style-name="Index_20_Link" text:visited-style-name="Index_20_Link"><text:span text:style-name="Strong_20_Emphasis">26</text:span></text:a></text:p>
          <text:p text:style-name="P162"><text:a xlink:type="simple" xlink:href="#__RefHeading___Toc557_188003687" text:style-name="Index_20_Link" text:visited-style-name="Index_20_Link">Como e aonde escrever a Errata<text:tab/></text:a><text:a xlink:type="simple" xlink:href="#__RefHeading___Toc557_188003687" text:style-name="Index_20_Link" text:visited-style-name="Index_20_Link"><text:span text:style-name="Emphasis">26</text:span></text:a></text:p>
          <text:p text:style-name="P174"><text:a xlink:type="simple" xlink:href="#__RefHeading___Toc2489_1300869590" text:style-name="Index_20_Link" text:visited-style-name="Index_20_Link">Vigência das normas da ABNT<text:tab/></text:a><text:a xlink:type="simple" xlink:href="#__RefHeading___Toc2489_1300869590" text:style-name="Index_20_Link" text:visited-style-name="Index_20_Link"><text:span text:style-name="Strong_20_Emphasis">27</text:span></text:a></text:p>
        </text:index-body>
      </text:table-of-content>
      <text:p text:style-name="P70"/>
      <text:h text:style-name="P145" text:outline-level="1"><text:bookmark-start text:name="__RefHeading___Toc915_188003687"/>Sobre este documento<text:bookmark-end text:name="__RefHeading___Toc915_188003687"/></text:h>
      <text:p text:style-name="P52">Este documento foi criado para auxiliá-lo durante a elaboração do seu trabalho acadêmico. <text:span text:style-name="T69">Segundo as normas da ABNT (ABNT NBR 14724:2011), um trabalho acadêmico deve seguir a seguinte estrutura:</text:span></text:p>
      <text:p text:style-name="P53"><draw:frame draw:style-name="fr1" draw:name="Figura5" text:anchor-type="as-char" svg:width="8.551cm" svg:height="8.481cm" draw:z-index="49"><draw:image xlink:href="../imagens/configuracao/trabalho-academico-elementos.png" xlink:type="simple" xlink:show="embed" xlink:actuate="onLoad"/></draw:frame></text:p>
      <text:p text:style-name="P52"/>
      <text:p text:style-name="P55">Portanto, esse documento:</text:p>
      <text:list xml:id="list932898465561813635" text:style-name="L1">
        <text:list-item>
          <text:p text:style-name="P130">Configura a geração do documento</text:p>
        </text:list-item>
        <text:list-item>
          <text:p text:style-name="P130">Fornece <text:span text:style-name="T62">informações para auxiliá-lo a elaborar o seu trabalho</text:span></text:p>
        </text:list-item>
        <text:list-item>
          <text:p text:style-name="P131">Foi elaborado para ser acessado através do Sumário <text:span text:style-name="T63">ou Marcadores</text:span></text:p>
        </text:list-item>
        <text:list-item>
          <text:p text:style-name="P132">Ele foi organizado buscando seguir a ordem natural da<text:span text:style-name="T64">s ações do autor durante</text:span> elaboração do trabalho acadêmico, em vez da ordem d<text:span text:style-name="T64">e apresentação do documento</text:span> <text:span text:style-name="T66">segundo a Norma </text:span>(por exemplo, <text:span text:style-name="T65">embora</text:span> a folha de aprovação <text:span text:style-name="T65">e </text:span>a errata <text:span text:style-name="T65">devem ser apresentadas no início do documento final, o autor só irá precisar delas nos estágio final do trabalho, portanto elas serão apresentadas e configuradas no final deste documento</text:span>).</text:p>
        </text:list-item>
      </text:list>
      <text:h text:style-name="P163" text:outline-level="2"><text:bookmark-start text:name="__RefHeading___Toc609_1990148233"/><text:span text:style-name="T71">Vigência das </text:span>Normas da ABNT<text:bookmark-end text:name="__RefHeading___Toc609_1990148233"/></text:h>
      <text:p text:style-name="P55">Algumas pessoas confundem <text:span text:style-name="T50">o ano de publicação</text:span> das Normas da ABNT com a sua <text:span text:style-name="T2">vigência</text:span>. Por exemplo, este documento foi baseado na Norma <text:span text:style-name="T2">ABNT NBR 14724:2011</text:span>. Apesar dela ter sido publicada em <text:span text:style-name="T2">2011</text:span>, ela ainda <text:span text:style-name="T2">continua em vigor</text:span>.</text:p>
      <text:h text:style-name="P146" text:outline-level="1"><text:bookmark-start text:name="__RefHeading___Toc145_1503849157"/><text:span text:style-name="T45">Aprendendo a editar</text:span> e salva<text:span text:style-name="T45">r</text:span> as configurações<text:bookmark-end text:name="__RefHeading___Toc145_1503849157"/></text:h>
      <text:p text:style-name="P23">O sistema de geração do trabalho irá LER as configurações a partir do arquivo <text:span text:style-name="T2">configuracao.pdf</text:span>. Para salvar as alterações realizadas n<text:span text:style-name="T21">esse</text:span> arquivo é necessário utilizar um editor que possibilite salvar as alterações realizadas <text:span text:style-name="T67">em arquivos PDF</text:span>.</text:p>
      <text:p text:style-name="P25"><text:span text:style-name="T76">Teste o seu editor e</text:span>screv<text:span text:style-name="T76">endo</text:span> o seu <text:span text:style-name="T35">primeiro </text:span><text:span text:style-name="T31">nome</text:span> no campo de formulário abaixo e <text:span text:style-name="T36">teste</text:span><text:span text:style-name="T31"> salvar </text:span><text:span text:style-name="T37">esse</text:span><text:span text:style-name="T31"> arquivo</text:span>:</text:p>
      <text:p text:style-name="P25">Nome:</text:p>
      <text:p text:style-name="P25"><draw:control text:anchor-type="as-char" draw:z-index="0" draw:name="Forma5" draw:style-name="gr1" draw:text-style-name="P185" svg:width="16.934cm" svg:height="0.795cm" draw:control="control1"/></text:p>
      <text:p text:style-name="P26">Lembre-se que o nome do arquivo salvo deve ser <text:span text:style-name="T3">configuracao.pdf</text:span><text:span text:style-name="T25"> </text:span><text:span text:style-name="T26">e salvo DENTRO da pasta do trabalho.</text:span></text:p>
      <text:p text:style-name="P30">Na seção a seguir são apresentados editores de PDF que você pode utilizar, caso não tenha conseguido salvar o arquivo.</text:p>
      <text:h text:style-name="P164" text:outline-level="2"><text:bookmark-start text:name="__RefHeading___Toc147_1503849157"/>Editor<text:span text:style-name="T20">es</text:span> <text:span text:style-name="T44">de PDF</text:span><text:bookmark-end text:name="__RefHeading___Toc147_1503849157"/></text:h>
      <text:p text:style-name="P24"><text:span text:style-name="T2">PDF-XChange Viewer</text:span>: <text:span text:style-name="T33">este editor é o </text:span><text:span text:style-name="T42">mais recomendado</text:span><text:span text:style-name="T20">, pois é gratuito e compatível com o Windows e Linux (através do wine). Caso ainda não tenha, você pode baixá-lo em </text:span><text:a xlink:type="simple" xlink:href="http://www.tracker-software.com/product/pdf-xchange-viewer" text:style-name="Internet_20_link" text:visited-style-name="Visited_20_Internet_20_Link"><text:span text:style-name="T20">http://www.tracker-software.com/product/pdf-xchange-viewer</text:span></text:a><text:span text:style-name="T20">. Com este editor é possível salvar o arquivo PDF sem diálogo de confirmação.</text:span></text:p>
      <text:p text:style-name="P27"><text:span text:style-name="T4">Evince</text:span><text:span text:style-name="T30">: este editor permite a alteração do formulário e salvar o PDF. No entanto, a operação de salvar sempre invoca o </text:span><text:span text:style-name="T32">Salvar como...</text:span><text:span text:style-name="T30">, e portanto tempos que escolher o diretório apropriado e sobrescrever o arquivo anterior. Além disso, em algumas distribuições as caixas de seleção não apresentam o estado de selecionado apropriadamente. Verifique se a caixa abaixo funciona com seu editor alterando o valor da caixa a seguir:</text:span></text:p>
      <text:p text:style-name="P60">No Ubuntu ele é o visualizador padrão de PDFs. Apesar destes inconvenientes, ele pode ser utilizado caso não tenha permissão de instalar o PDF-XChange Viewer.</text:p>
      <text:h text:style-name="Heading_20_1" text:outline-level="1"><text:bookmark-start text:name="__RefHeading___Toc539_188003687"/><text:span text:style-name="T106">Configuração inicial: </text:span>Capa <text:span text:style-name="T104">e Folha de Rosto</text:span><text:bookmark-end text:name="__RefHeading___Toc539_188003687"/></text:h>
      <text:p text:style-name="P36"><text:bookmark-start text:name="__RefHeading___Toc546_264611400"/>Os elementos para configuração da capa são: <text:span text:style-name="T31">Nome da Instituição </text:span><text:span text:style-name="T40">(opcional)</text:span><text:span text:style-name="T31">, Nome do Autor, Título, Cidade da Instituição e Ano</text:span> <text:span text:style-name="T49">(ABNT NBR 14724:2011, 4.1.1 Capa)</text:span>.<text:bookmark-end text:name="__RefHeading___Toc546_264611400"/></text:p>
      <text:p text:style-name="P33"><draw:frame draw:style-name="fr2" draw:name="Figura2" text:anchor-type="as-char" svg:width="5.438cm" svg:height="7.137cm" draw:z-index="3"><draw:image xlink:href="../imagens/configuracao/capa.png" xlink:type="simple" xlink:show="embed" xlink:actuate="onLoad"/></draw:frame></text:p>
      <text:h text:style-name="Heading_20_2" text:outline-level="2"><text:bookmark-start text:name="__RefHeading___Toc1149_1300869590"/>Tipo do trabalho<text:bookmark-end text:name="__RefHeading___Toc1149_1300869590"/></text:h>
      <text:p text:style-name="P48"><text:span text:style-name="T46">Selecione o tipo do seu trabalho:<text:line-break/></text:span><text:span text:style-name="T46"><draw:control text:anchor-type="as-char" draw:z-index="17" draw:name="Forma9" draw:style-name="gr1" draw:text-style-name="P185" svg:width="17.01cm" svg:height="1.158cm" draw:control="control16"/></text:span></text:p>
      <text:h text:style-name="P165" text:outline-level="2"><text:bookmark-start text:name="__RefHeading___Toc1305_188003687"/>Configurando a Capa<text:bookmark-end text:name="__RefHeading___Toc1305_188003687"/></text:h>
      <text:p text:style-name="P51">Os elementos configurados aqui serão utilizados no documento inteiro, sempre que necessário.</text:p>
      <text:h text:style-name="Heading_20_3" text:outline-level="3"><text:bookmark-start text:name="__RefHeading___Toc541_188003687"/>Instituição<text:bookmark-end text:name="__RefHeading___Toc541_188003687"/></text:h>
      <text:p text:style-name="P38">Atualize o campo abaixo com o nome da sua instituição:<text:line-break/><draw:control text:anchor-type="as-char" draw:z-index="6" draw:name="Forma1" draw:style-name="gr1" draw:text-style-name="P186" svg:width="16.999cm" svg:height="0.757cm" draw:control="control6"/></text:p>
      <text:h text:style-name="Heading_20_3" text:outline-level="3"><text:bookmark-start text:name="__RefHeading___Toc543_188003687"/>Autor<text:bookmark-end text:name="__RefHeading___Toc543_188003687"/></text:h>
      <text:p text:style-name="P37">Atualize o campo abaixo com o nome completo do autor do trabalho:<text:line-break/><draw:control text:anchor-type="as-char" draw:z-index="5" draw:name="Forma1" draw:style-name="gr1" draw:text-style-name="P186" svg:width="16.999cm" svg:height="0.757cm" draw:control="control5"/></text:p>
      <text:h text:style-name="Heading_20_3" text:outline-level="3"><text:bookmark-start text:name="__RefHeading___Toc236_188003687"/>Título<text:bookmark-end text:name="__RefHeading___Toc236_188003687"/></text:h>
      <text:p text:style-name="P28"><text:span text:style-name="T47">Escreva um </text:span><text:span text:style-name="T51">título</text:span><text:span text:style-name="T34"> </text:span><text:span text:style-name="T47">para o seu trabalho:<text:line-break/></text:span><text:span text:style-name="T47"><draw:control text:anchor-type="as-char" draw:z-index="1" draw:name="Forma1" draw:style-name="gr1" draw:text-style-name="P186" svg:width="16.999cm" svg:height="0.757cm" draw:control="control2"/></text:span></text:p>
      <text:h text:style-name="Heading_20_3" text:outline-level="3"><text:bookmark-start text:name="__RefHeading___Toc545_188003687"/><text:soft-page-break/>Local<text:bookmark-end text:name="__RefHeading___Toc545_188003687"/></text:h>
      <text:p text:style-name="P39">Escreva o nome da cidade aonde o trabalho será apresentado:<text:line-break/><draw:control text:anchor-type="as-char" draw:z-index="4" draw:name="Forma1" draw:style-name="gr1" draw:text-style-name="P186" svg:width="16.999cm" svg:height="0.757cm" draw:control="control4"/></text:p>
      <text:h text:style-name="Heading_20_3" text:outline-level="3"><text:bookmark-start text:name="__RefHeading___Toc238_188003687"/>Ano da apresentação<text:bookmark-end text:name="__RefHeading___Toc238_188003687"/></text:h>
      <text:p text:style-name="P31">Segundo as normas da ABNT, <text:span text:style-name="T48">a capa do trabalho deve conter o ano de entrega do trabalho (ABNT NBR 14724:2011, 4.1.1 Capa).</text:span></text:p>
      <text:p text:style-name="P29">Atualize o ano <text:span text:style-name="T61">(Ex: </text:span><text:span text:style-name="T61"><text:date style:data-style-name="N10107" text:date-value="2016-07-16T15:20:29.503718856">2016</text:date></text:span><text:span text:style-name="T61">)</text:span>:</text:p>
      <text:p text:style-name="P1"><draw:control text:anchor-type="as-char" draw:z-index="2" draw:name="Forma1" draw:style-name="gr1" draw:text-style-name="P186" svg:width="16.999cm" svg:height="0.757cm" draw:control="control3"/></text:p>
      <text:h text:style-name="P166" text:outline-level="2"><text:bookmark-start text:name="__RefHeading___Toc1151_1300869590"/>Configurando a Folha de Rosto<text:bookmark-end text:name="__RefHeading___Toc1151_1300869590"/></text:h>
      <text:p text:style-name="P35"><draw:frame draw:style-name="fr3" draw:name="Figura11" text:anchor-type="as-char" svg:width="6.193cm" svg:height="9.058cm" draw:z-index="51"><draw:image xlink:href="../imagens/configuracao/folha-de-rosto.png" xlink:type="simple" xlink:show="embed" xlink:actuate="onLoad"/></draw:frame></text:p>
      <text:h text:style-name="P176" text:outline-level="3"><text:bookmark-start text:name="__RefHeading___Toc1361_1300869590"/>Orientador<text:bookmark-end text:name="__RefHeading___Toc1361_1300869590"/></text:h>
      <text:p text:style-name="P45">Nome do Professor Orientador:<text:line-break/><draw:control text:anchor-type="as-char" draw:z-index="19" draw:name="Forma1" draw:style-name="gr1" draw:text-style-name="P186" svg:width="16.999cm" svg:height="0.757cm" draw:control="control17"/></text:p>
      <text:h text:style-name="P177" text:outline-level="3"><text:bookmark-start text:name="__RefHeading___Toc1363_1300869590"/>Coorientador<text:bookmark-end text:name="__RefHeading___Toc1363_1300869590"/></text:h>
      <text:p text:style-name="P46"><text:span text:style-name="T102">Caso tenha um coorientador, preencha o nome dele (deixe vazio se não tiver):<text:line-break/></text:span><text:span text:style-name="T102"><draw:control text:anchor-type="as-char" draw:z-index="20" draw:name="Forma1" draw:style-name="gr1" draw:text-style-name="P186" svg:width="16.999cm" svg:height="0.757cm" draw:control="control18"/></text:span></text:p>
      <text:h text:style-name="P178" text:outline-level="3"><text:bookmark-start text:name="__RefHeading___Toc1365_1300869590"/><text:soft-page-break/>T<text:span text:style-name="T84">i</text:span>tul<text:span text:style-name="T83">ação</text:span> <text:span text:style-name="T105">que será obtida</text:span><text:bookmark-end text:name="__RefHeading___Toc1365_1300869590"/></text:h>
      <text:p text:style-name="P49">Qual o título que você irá obter ao final do curso? Exemplos de títulos são: Bacharel em Computação, Licenciatura em Letra em Inglês, Mestre em Ciências Biológicas, Doutor em Física.<text:line-break/><draw:control text:anchor-type="as-char" draw:z-index="21" draw:name="Forma1" draw:style-name="gr1" draw:text-style-name="P186" svg:width="16.999cm" svg:height="0.757cm" draw:control="control19"/></text:p>
      <text:h text:style-name="P179" text:outline-level="3"><text:bookmark-start text:name="__RefHeading___Toc1367_1300869590"/><text:span text:style-name="T105">Seu trabalho é uma </text:span>Monografia?<text:bookmark-end text:name="__RefHeading___Toc1367_1300869590"/></text:h>
      <text:p text:style-name="P65">Qual o nome do seu curso?</text:p>
      <text:p text:style-name="P4"><draw:control text:anchor-type="as-char" draw:z-index="29" draw:name="Forma1" draw:style-name="gr1" draw:text-style-name="P185" svg:width="16.999cm" svg:height="0.757cm" draw:control="control20"/></text:p>
      <text:p text:style-name="P64">Caso o seu trabalho seja uma monografia o sistema <text:span text:style-name="T86">gerará um </text:span>texto <text:span text:style-name="T86">similar ao seguinte</text:span>:</text:p>
      <text:p text:style-name="P126"><text:span text:style-name="T87">Monografia</text:span><text:span text:style-name="T92"> apresentada </text:span><text:span text:style-name="T93">ao </text:span><text:span text:style-name="T92">Curso de </text:span><text:span text:style-name="T88">Licenciatura em Letras</text:span><text:span text:style-name="T95"> da </text:span><text:span text:style-name="T97">Universidade Federal da Paraíba</text:span><text:span text:style-name="T95">, como <text:s/>requisito para obtenção do grau de </text:span><text:span text:style-name="T97">Licenciado em Letras, habilitação em Língua Portuguesa</text:span><text:span text:style-name="T95">.</text:span></text:p>
      <text:h text:style-name="P180" text:outline-level="3"><text:bookmark-start text:name="__RefHeading___Toc1369_1300869590"/>Seu trabalho é uma Dissertação ou Tese?<text:bookmark-end text:name="__RefHeading___Toc1369_1300869590"/></text:h>
      <text:p text:style-name="P125">Caso o seu trabalho seja uma pós graduação, forneça o nome do Programa e a linha de pesquisa:</text:p>
      <text:h text:style-name="P182" text:outline-level="4"><text:bookmark-start text:name="__RefHeading___Toc1371_1300869590"/>Programa<text:bookmark-end text:name="__RefHeading___Toc1371_1300869590"/></text:h>
      <text:p text:style-name="P5"><draw:control text:anchor-type="as-char" draw:z-index="30" draw:name="Forma1" draw:style-name="gr1" draw:text-style-name="P186" svg:width="16.999cm" svg:height="0.757cm" draw:control="control21"/></text:p>
      <text:h text:style-name="P183" text:outline-level="4"><text:bookmark-start text:name="__RefHeading___Toc1373_1300869590"/>Linha de pesquisa<text:bookmark-end text:name="__RefHeading___Toc1373_1300869590"/></text:h>
      <text:p text:style-name="P5"><draw:control text:anchor-type="as-char" draw:z-index="31" draw:name="Forma1" draw:style-name="gr1" draw:text-style-name="P186" svg:width="16.999cm" svg:height="0.757cm" draw:control="control22"/></text:p>
      <text:p text:style-name="P124">Caso o seu trabalho seja uma <text:span text:style-name="T38">Dissertação </text:span><text:span text:style-name="T39">ou Tese</text:span> o sistema utilizará as informações fornecidas <text:span text:style-name="T86">para gerar um </text:span>texto <text:span text:style-name="T86">similar ao seguinte</text:span>:</text:p>
      <text:p text:style-name="P127"><text:span text:style-name="T89">Dissertação/</text:span><text:span text:style-name="T90">Tese</text:span><text:span text:style-name="T91"> apresentada </text:span><text:span text:style-name="T93">ao </text:span><text:span text:style-name="T94">Programa</text:span><text:span text:style-name="T91"> de </text:span><text:span text:style-name="T89">Pós-Graduação em Letras</text:span><text:span text:style-name="T101"> da </text:span><text:span text:style-name="T97">Universidade Federal da Paraíba</text:span><text:span text:style-name="T101">, como <text:s/>requisito para obtenção do grau de </text:span><text:span text:style-name="T98">Mestre/</text:span><text:span text:style-name="T99">Doutor</text:span><text:span text:style-name="T97"> em Letras</text:span><text:span text:style-name="T101">.</text:span></text:p>
      <text:p text:style-name="P128"><text:span text:style-name="T97">L</text:span><text:span text:style-name="T98">inha de pesquisa</text:span><text:span text:style-name="T96">: </text:span><text:span text:style-name="T100">Literatura e Cultura.</text:span></text:p>
      <text:h text:style-name="P147" text:outline-level="1"><text:bookmark-start text:name="__RefHeading___Toc713_264611400"/><text:span text:style-name="T125">Escrevendo o t</text:span>exto <text:span text:style-name="T125">do trabalho</text:span><text:bookmark-end text:name="__RefHeading___Toc713_264611400"/></text:h>
      <text:p text:style-name="P54"><text:span text:style-name="T68">Todo o texto do trabalho (correspondente aos Elementos Textuais da ABNT) será digitado no arquivo </text:span><text:span text:style-name="Source_20_Text"><text:span text:style-name="T7">trabalho-academico.md</text:span></text:span><text:span text:style-name="T68">.</text:span></text:p>
      <text:p text:style-name="P34"><draw:frame draw:style-name="fr1" draw:name="Figura4" text:anchor-type="as-char" svg:width="8.551cm" svg:height="8.481cm" draw:z-index="22"><draw:image xlink:href="../imagens/configuracao/trabalho-academico-elementos.png" xlink:type="simple" xlink:show="embed" xlink:actuate="onLoad"/></draw:frame></text:p>
      <text:p text:style-name="P56">Embora a norma mencionar apenas três partes dos elementos textuais (Introdução, Desenvolvimento e Conclusão), <text:span text:style-name="T2">isto não significa que devemos criar apenas três capítulos</text:span>. O elemento <text:span text:style-name="T31">Desenvolvimento</text:span> costuma ser composto por outros capítulos, de <text:span text:style-name="T73">acordo com o estilo </text:span>do autor.</text:p>
      <text:h text:style-name="P148" text:outline-level="1"><text:bookmark-start text:name="__RefHeading___Toc1002_1676333243"/>Capítulos e seções<text:bookmark-end text:name="__RefHeading___Toc1002_1676333243"/></text:h>
      <table:table table:name="Tabela2" table:style-name="Tabela2">
        <table:table-column table:style-name="Tabela2.A"/>
        <table:table-row>
          <table:table-cell table:style-name="Tabela2.A1" office:value-type="string">
            <text:p text:style-name="P93">Como inserir os capítulos e seções</text:p>
          </table:table-cell>
        </table:table-row>
        <table:table-row>
          <table:table-cell table:style-name="Tabela2.A2" office:value-type="string">
            <text:p text:style-name="P115"># Título do Capítulo</text:p>
            <text:p text:style-name="P115"/>
            <text:p text:style-name="P115">## Título da seção</text:p>
            <text:p text:style-name="P115"/>
            <text:p text:style-name="P115">### Título da subseção</text:p>
            <text:p text:style-name="P115"/>
            <text:p text:style-name="P115">#### Título da subsubseção</text:p>
            <text:p text:style-name="P115"/>
            <text:p text:style-name="P115"><text:span text:style-name="T74">#</text:span>#### Título da <text:span text:style-name="T74">seção quinária</text:span></text:p>
          </table:table-cell>
        </table:table-row>
        <table:table-row>
          <table:table-cell table:style-name="Tabela2.A2" office:value-type="string">
            <text:p text:style-name="P93">Como será apresentado</text:p>
          </table:table-cell>
        </table:table-row>
        <table:table-row>
          <table:table-cell table:style-name="Tabela2.A2" office:value-type="string">
            <text:p text:style-name="P113"><draw:frame draw:style-name="fr1" draw:name="Figura7" text:anchor-type="as-char" svg:width="6.426cm" svg:height="5.121cm" draw:z-index="23"><draw:image xlink:href="../imagens/configuracao/capitulos-e-secoes.png" xlink:type="simple" xlink:show="embed" xlink:actuate="onLoad"/></draw:frame></text:p>
          </table:table-cell>
        </table:table-row>
      </table:table>
      <text:p text:style-name="P58">É recomendado que seja incluído uma linha em branco após os títulos.</text:p>
      <text:p text:style-name="P57">A<text:span text:style-name="T77">s</text:span> formataç<text:span text:style-name="T77">ões</text:span> e numeraç<text:span text:style-name="T77">ões</text:span> apropriada serão aplicadas automaticamente durante a geração do trabalho. Segue exemplo de capítulos e seções reai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reformatted_20_Text"># Introdução</text:p>
            <text:p text:style-name="Preformatted_20_Text"/>
            <text:p text:style-name="Preformatted_20_Text">## Motivação</text:p>
            <text:p text:style-name="Preformatted_20_Text"/>
            <text:p text:style-name="Preformatted_20_Text">## Objetivos</text:p>
            <text:p text:style-name="Preformatted_20_Text"/>
            <text:p text:style-name="Preformatted_20_Text">### Objetivo geral</text:p>
            <text:p text:style-name="Preformatted_20_Text"/>
            <text:p text:style-name="Preformatted_20_Text">### Objetivos específicos</text:p>
            <text:p text:style-name="Preformatted_20_Text"/>
            <text:p text:style-name="Preformatted_20_Text"># Fundamentação teórica</text:p>
          </table:table-cell>
        </table:table-row>
      </table:table>
      <text:h text:style-name="P149" text:outline-level="1"><text:bookmark-start text:name="__RefHeading___Toc1004_1676333243"/>Listas<text:bookmark-end text:name="__RefHeading___Toc1004_1676333243"/></text:h>
      <text:h text:style-name="Heading_20_2" text:outline-level="2"><text:bookmark-start text:name="__RefHeading___Toc1006_1676333243"/>Listas não ordenadas<text:bookmark-end text:name="__RefHeading___Toc1006_1676333243"/></text:h>
      <table:table table:name="Tabela7" table:style-name="Tabela7">
        <table:table-column table:style-name="Tabela7.A"/>
        <table:table-row>
          <table:table-cell table:style-name="Tabela7.A1" office:value-type="string">
            <text:p text:style-name="P94">Como inserir <text:span text:style-name="T78">listas não ordenadas</text:span></text:p>
          </table:table-cell>
        </table:table-row>
        <table:table-row>
          <table:table-cell table:style-name="Tabela7.A2" office:value-type="string">
            <text:p text:style-name="P114">- Objetivo 1;</text:p>
            <text:p text:style-name="P114">- Objetivo 2;</text:p>
            <text:p text:style-name="P114">- Objetivo 3.</text:p>
          </table:table-cell>
        </table:table-row>
        <table:table-row>
          <table:table-cell table:style-name="Tabela7.A2" office:value-type="string">
            <text:p text:style-name="P94">Como será apresentad<text:span text:style-name="T79">a</text:span></text:p>
          </table:table-cell>
        </table:table-row>
        <table:table-row>
          <table:table-cell table:style-name="Tabela7.A2" office:value-type="string">
            <text:p text:style-name="P116"><draw:frame draw:style-name="fr1" draw:name="Figura8" text:anchor-type="as-char" svg:width="3.096cm" svg:height="2.201cm" draw:z-index="24"><draw:image xlink:href="../imagens/configuracao/lista-nao-ordenada.png" xlink:type="simple" xlink:show="embed" xlink:actuate="onLoad"/></draw:frame></text:p>
          </table:table-cell>
        </table:table-row>
      </table:table>
      <text:h text:style-name="Heading_20_2" text:outline-level="2"><text:bookmark-start text:name="__RefHeading___Toc1008_1676333243"/>Lista ordenada numericamente<text:bookmark-end text:name="__RefHeading___Toc1008_1676333243"/></text:h>
      <table:table table:name="Tabela4" table:style-name="Tabela4">
        <table:table-column table:style-name="Tabela4.A"/>
        <table:table-row>
          <table:table-cell table:style-name="Tabela4.A1" office:value-type="string">
            <text:p text:style-name="P95">Como inserir</text:p>
          </table:table-cell>
        </table:table-row>
        <table:table-row>
          <table:table-cell table:style-name="Tabela4.A2" office:value-type="string">
            <text:p text:style-name="P118">1. Primeiro item da lista;</text:p>
            <text:p text:style-name="P118">2. Segundo item da lista;</text:p>
            <text:p text:style-name="P118">3. Terceiro item da lista.</text:p>
          </table:table-cell>
        </table:table-row>
        <table:table-row>
          <table:table-cell table:style-name="Tabela4.A2" office:value-type="string">
            <text:p text:style-name="P95">Como será apresentad<text:span text:style-name="T79">a</text:span></text:p>
          </table:table-cell>
        </table:table-row>
        <table:table-row>
          <table:table-cell table:style-name="Tabela4.A2" office:value-type="string">
            <text:p text:style-name="P117"><draw:frame draw:style-name="fr4" draw:name="Figura9" text:anchor-type="as-char" svg:y="-2.295cm" svg:width="5.44cm" svg:height="2.295cm" draw:z-index="25"><draw:image xlink:href="../imagens/configuracao/lista-ordenada-numericamente1.png" xlink:type="simple" xlink:show="embed" xlink:actuate="onLoad"/></draw:frame></text:p>
          </table:table-cell>
        </table:table-row>
      </table:table>
      <text:h text:style-name="P167" text:outline-level="2"><text:bookmark-start text:name="__RefHeading___Toc1010_1676333243"/>Lista ordenada por letras<text:bookmark-end text:name="__RefHeading___Toc1010_1676333243"/></text:h>
      <table:table table:name="Tabela8" table:style-name="Tabela8">
        <table:table-column table:style-name="Tabela8.A"/>
        <table:table-row>
          <table:table-cell table:style-name="Tabela8.A1" office:value-type="string">
            <text:p text:style-name="P95">Como inserir</text:p>
          </table:table-cell>
        </table:table-row>
        <table:table-row>
          <table:table-cell table:style-name="Tabela8.A2" office:value-type="string">
            <text:p text:style-name="P119">a. Primeiro item da lista;</text:p>
            <text:p text:style-name="P119">b. Segundo item da lista;</text:p>
            <text:p text:style-name="P119">c. Terceiro item da lista.</text:p>
          </table:table-cell>
        </table:table-row>
        <table:table-row>
          <table:table-cell table:style-name="Tabela8.A2" office:value-type="string">
            <text:p text:style-name="P95">Como será apresentad<text:span text:style-name="T79">a</text:span></text:p>
          </table:table-cell>
        </table:table-row>
        <table:table-row>
          <table:table-cell table:style-name="Tabela8.A2" office:value-type="string">
            <text:p text:style-name="P117"><draw:frame draw:style-name="fr1" draw:name="Figura10" text:anchor-type="as-char" svg:width="5.085cm" svg:height="1.894cm" draw:z-index="26"><draw:image xlink:href="../imagens/configuracao/lista-ordenada-por-letras-ponto.png" xlink:type="simple" xlink:show="embed" xlink:actuate="onLoad"/></draw:frame></text:p>
          </table:table-cell>
        </table:table-row>
        <table:table-row>
          <table:table-cell table:style-name="Tabela8.A2" office:value-type="string">
            <text:p text:style-name="P95">Como inserir</text:p>
          </table:table-cell>
        </table:table-row>
        <table:table-row>
          <table:table-cell table:style-name="Tabela8.A2" office:value-type="string">
            <text:p text:style-name="P120">a) Primeiro item da lista;</text:p>
            <text:p text:style-name="P120">b) Segundo item da lista;</text:p>
            <text:p text:style-name="P120">c) Terceiro item da lista.</text:p>
          </table:table-cell>
        </table:table-row>
        <table:table-row>
          <table:table-cell table:style-name="Tabela8.A2" office:value-type="string">
            <text:p text:style-name="P95">Como será apresentad<text:span text:style-name="T79">a</text:span></text:p>
          </table:table-cell>
        </table:table-row>
        <table:table-row>
          <table:table-cell table:style-name="Tabela8.A2" office:value-type="string">
            <text:p text:style-name="P117"><draw:frame draw:style-name="fr1" draw:name="Figura12" text:anchor-type="as-char" svg:width="5.151cm" svg:height="2.131cm" draw:z-index="27"><draw:image xlink:href="../imagens/configuracao/lista-ordenada-por-letras-parentese.png" xlink:type="simple" xlink:show="embed" xlink:actuate="onLoad"/></draw:frame></text:p>
          </table:table-cell>
        </table:table-row>
      </table:table>
      <text:h text:style-name="P168" text:outline-level="2"><text:bookmark-start text:name="__RefHeading___Toc915_1711771620"/><text:soft-page-break/>Lista <text:span text:style-name="T82">com parágrafos entre os itens</text:span><text:bookmark-end text:name="__RefHeading___Toc915_1711771620"/></text:h>
      <text:p text:style-name="P123"><text:span text:style-name="T82">Para adicionar um parágrafo de texto referente ao item, esse parágrafo deve </text:span><text:span text:style-name="T8">iniciar com 4 espaços</text:span><text:span text:style-name="T82">.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96">Como inserir</text:p>
          </table:table-cell>
        </table:table-row>
        <table:table-row>
          <table:table-cell table:style-name="Tabela6.A2" office:value-type="string">
            <text:p text:style-name="P122">Parágrafo normal antes da lista, ele tem o propósito de demonstrar o espaçamento da lista em relação a um parágrafo normal.</text:p>
            <text:p text:style-name="P122"/>
            <text:p text:style-name="P122">1. Primeiro item da lista;</text:p>
            <text:p text:style-name="P122"/>
            <text:p text:style-name="P122"><text:s text:c="4"/>Texto sobre o primeiro item da lista.</text:p>
            <text:p text:style-name="P122"/>
            <text:p text:style-name="P122">2. Segundo item da lista;</text:p>
            <text:p text:style-name="P122"/>
            <text:p text:style-name="P122"><text:s text:c="4"/>Texto sobre o segundo item.</text:p>
            <text:p text:style-name="P122"/>
            <text:p text:style-name="P122">3. Terceiro item da lista.</text:p>
            <text:p text:style-name="P122"/>
            <text:p text:style-name="P122"><text:s text:c="4"/>Texto sobre o terceiro item.</text:p>
            <text:p text:style-name="P122"/>
            <text:p text:style-name="P122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6.A2" office:value-type="string">
            <text:p text:style-name="P96">Como será apresentad<text:span text:style-name="T79">a</text:span></text:p>
          </table:table-cell>
        </table:table-row>
        <table:table-row>
          <table:table-cell table:style-name="Tabela6.A2" office:value-type="string">
            <text:p text:style-name="P121"><draw:frame draw:style-name="fr1" draw:name="Figura13" text:anchor-type="as-char" svg:width="16.582cm" svg:height="9.798cm" draw:z-index="28"><draw:image xlink:href="../imagens/configuracao/lista-com-paragrafo-sobre-os-itens1.png" xlink:type="simple" xlink:show="embed" xlink:actuate="onLoad"/></draw:frame></text:p>
          </table:table-cell>
        </table:table-row>
      </table:table>
      <text:p text:style-name="Text_20_body"/>
      <table:table table:name="Tabela9" table:style-name="Tabela9">
        <table:table-column table:style-name="Tabela9.A"/>
        <table:table-header-rows>
          <text:soft-page-break/>
          <table:table-row>
            <table:table-cell table:style-name="Tabela9.A1" office:value-type="string">
              <text:p text:style-name="P96">Como inserir</text:p>
            </table:table-cell>
          </table:table-row>
        </table:table-header-rows>
        <table:table-row>
          <table:table-cell table:style-name="Tabela9.A2" office:value-type="string">
            <text:p text:style-name="P122">Parágrafo normal antes da lista, ele tem o propósito de demonstrar o espaçamento da lista em relação a um parágrafo normal.</text:p>
            <text:p text:style-name="P122"/>
            <text:p text:style-name="P122">a) Primeiro item da lista;</text:p>
            <text:p text:style-name="P122"/>
            <text:p text:style-name="P122"><text:s text:c="4"/>Texto sobre o primeiro item da lista.</text:p>
            <text:p text:style-name="P122"/>
            <text:p text:style-name="P122">b) Segundo item da lista;</text:p>
            <text:p text:style-name="P122"/>
            <text:p text:style-name="P122"><text:s text:c="4"/>Texto sobre o segundo item.</text:p>
            <text:p text:style-name="P122"/>
            <text:p text:style-name="P122">c) Terceiro item da lista.</text:p>
            <text:p text:style-name="P122"/>
            <text:p text:style-name="P122"><text:s text:c="4"/>Texto sobre o terceiro item.</text:p>
            <text:p text:style-name="P122"/>
            <text:p text:style-name="P122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9.A2" office:value-type="string">
            <text:p text:style-name="P96">Como será apresentad<text:span text:style-name="T79">a</text:span></text:p>
          </table:table-cell>
        </table:table-row>
        <table:table-row>
          <table:table-cell table:style-name="Tabela9.A2" office:value-type="string">
            <text:p text:style-name="P121"><draw:frame draw:style-name="fr5" draw:name="Figura14" text:anchor-type="paragraph" svg:width="16.806cm" svg:height="9.689cm" draw:z-index="13"><draw:image xlink:href="../imagens/configuracao/lista-com-paragrafo-sobre-os-itens2.png" xlink:type="simple" xlink:show="embed" xlink:actuate="onLoad"/></draw:frame></text:p>
          </table:table-cell>
        </table:table-row>
      </table:table>
      <text:h text:style-name="P169" text:outline-level="2"><text:bookmark-start text:name="__RefHeading___Toc1012_1676333243"/>Documentação externa<text:bookmark-end text:name="__RefHeading___Toc1012_1676333243"/></text:h>
      <text:p text:style-name="P59">Para maiores detalhes, <text:a xlink:type="simple" xlink:href="http://pandoc.org/README.html#lists" text:style-name="Internet_20_link" text:visited-style-name="Visited_20_Internet_20_Link">consultar a documentação do pandoc sobre listas</text:a> <text:span text:style-name="T75">(em inglês).</text:span></text:p>
      <text:h text:style-name="P173" text:outline-level="2"><text:bookmark-start text:name="__RefHeading___Toc917_1711771620"/>Minhas listas<text:bookmark-end text:name="__RefHeading___Toc917_1711771620"/></text:h>
      <text:p text:style-name="P61"><text:span text:style-name="T81">Edite</text:span> o espaço a seguir para salvar <text:span text:style-name="T80">suas próprias </text:span>listas:</text:p>
      <text:p text:style-name="P61"><draw:control text:anchor-type="as-char" svg:y="-7.228cm" draw:z-index="12" draw:name="Forma2" draw:style-name="gr3" draw:text-style-name="P187" svg:width="16.971cm" svg:height="13.914cm" draw:control="control12"/></text:p>
      <text:h text:style-name="P150" text:outline-level="1"><text:bookmark-start text:name="__RefHeading___Toc919_1711771620"/>Citações<text:bookmark-end text:name="__RefHeading___Toc919_1711771620"/></text:h>
      <text:p text:style-name="Text_20_body"><text:bookmark-start text:name="__RefHeading___Toc921_1711771620"/>Pendênte<text:bookmark-end text:name="__RefHeading___Toc921_1711771620"/></text:p>
      <text:h text:style-name="P151" text:outline-level="1"><text:bookmark-start text:name="__RefHeading___Toc2894_1800853931"/><text:alphabetical-index-mark-start text:id="IMark136980776" text:main-entry="true"/>Resumo<text:bookmark-end text:name="__RefHeading___Toc2894_1800853931"/><text:alphabetical-index-mark-end text:id="IMark136980776"/></text:h>
      <text:p text:style-name="P9">Escreva s<text:span text:style-name="T126">eu</text:span> <text:span text:style-name="T126">resumo</text:span> <text:span text:style-name="T122">ou copie do exemplo</text:span>:</text:p>
      <text:p text:style-name="P16"><draw:control text:anchor-type="as-char" svg:y="-5.5cm" draw:z-index="36" draw:name="Forma7" draw:style-name="gr3" draw:text-style-name="P185" svg:width="19cm" svg:height="9cm" draw:control="control26"/></text:p>
      <text:p text:style-name="Text_20_body"><text:span text:style-name="T2">Pal</text:span><text:span text:style-name="T14">a</text:span><text:span text:style-name="T2">vras-</text:span><text:span text:style-name="T14">chave</text:span><text:span text:style-name="T126">:</text:span></text:p>
      <text:p text:style-name="P16"><draw:control text:anchor-type="as-char" draw:z-index="37" draw:name="Forma7" draw:style-name="gr1" draw:text-style-name="P185" svg:width="19cm" svg:height="2.001cm" draw:control="control27"/></text:p>
      <text:p text:style-name="Text_20_body">Exemplo: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102"><text:span text:style-name="T127">O</text:span> resumo deve ressaltar o objetivo, o método, os resultados e as conclusões do documento, <text:span text:style-name="T127">no trabalho acadêmico deve ter até 500 palavras. As palavras em outros idiomas, como *book* devem ser em *itálico*.</text:span></text:p>
            <text:p text:style-name="P102"/>
          </table:table-cell>
          <table:covered-table-cell/>
        </table:table-row>
        <table:table-row>
          <table:table-cell table:style-name="Tabela12.A2" office:value-type="string">
            <text:p text:style-name="P106">Palavras chaves: </text:p>
          </table:table-cell>
          <table:table-cell table:style-name="Tabela12.B2" office:value-type="string">
            <text:p text:style-name="P106">Trabalho acadêmico. Monografia. Dissertação. Tese.</text:p>
            <text:p text:style-name="P106"/>
          </table:table-cell>
        </table:table-row>
      </table:table>
      <text:p text:style-name="Text_20_body"/>
      <text:h text:style-name="P152" text:outline-level="1"><text:bookmark-start text:name="__RefHeading___Toc2896_1800853931"/><text:alphabetical-index-mark-start text:id="IMark124536136"/><text:span text:style-name="T128">Abstract</text:span><text:alphabetical-index-mark-end text:id="IMark124536136"/><text:span text:style-name="T128"> (resumo em </text:span><text:alphabetical-index-mark-start text:id="IMark135353112" text:key1="Resumo"/><text:span text:style-name="T128">Inglês</text:span><text:alphabetical-index-mark-end text:id="IMark135353112"/><text:span text:style-name="T128">)</text:span><text:bookmark-end text:name="__RefHeading___Toc2896_1800853931"/></text:h>
      <text:p text:style-name="P10">Escreva s<text:span text:style-name="T126">eu</text:span> <text:span text:style-name="T128">abstract</text:span> <text:span text:style-name="T122">ou copie do exemplo</text:span>:</text:p>
      <text:p text:style-name="P17"><draw:control text:anchor-type="as-char" svg:y="-5.5cm" draw:z-index="42" draw:name="Forma7" draw:style-name="gr3" draw:text-style-name="P185" svg:width="19cm" svg:height="9cm" draw:control="control28"/></text:p>
      <text:p text:style-name="P90"><text:span text:style-name="T2">Pal</text:span><text:span text:style-name="T14">a</text:span><text:span text:style-name="T2">vras-</text:span><text:span text:style-name="T14">chav</text:span><text:span text:style-name="T15">e em inglês</text:span><text:span text:style-name="T126">:</text:span></text:p>
      <text:p text:style-name="P17"><draw:control text:anchor-type="as-char" draw:z-index="43" draw:name="Forma7" draw:style-name="gr1" draw:text-style-name="P185" svg:width="19cm" svg:height="2.001cm" draw:control="control29"/></text:p>
      <text:p text:style-name="P90">Exemplo: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110">This is an english abstract.</text:p>
            <text:p text:style-name="P103"/>
          </table:table-cell>
          <table:covered-table-cell/>
        </table:table-row>
        <table:table-row>
          <table:table-cell table:style-name="Tabela13.A2" office:value-type="string">
            <text:p text:style-name="P107">Palavras chaves: </text:p>
          </table:table-cell>
          <table:table-cell table:style-name="Tabela13.B2" office:value-type="string">
            <text:p text:style-name="P110">Academic text. Scientific text. Markdown</text:p>
            <text:p text:style-name="P107"/>
          </table:table-cell>
        </table:table-row>
      </table:table>
      <text:p text:style-name="P90"/>
      <text:h text:style-name="Heading_20_1" text:outline-level="1"><text:bookmark-start text:name="__RefHeading___Toc2898_1800853931"/>Resumen (resumo em <text:alphabetical-index-mark-start text:id="IMark134918296" text:key1="Resumo"/>Espanhol<text:alphabetical-index-mark-end text:id="IMark134918296"/>)<text:bookmark-end text:name="__RefHeading___Toc2898_1800853931"/></text:h>
      <text:p text:style-name="P11"><text:span text:style-name="T129">Caso deseje um resumo em espanhol escreva o texto abaixo</text:span>:</text:p>
      <text:p text:style-name="P18"><draw:control text:anchor-type="as-char" svg:y="-5.5cm" draw:z-index="44" draw:name="Forma7" draw:style-name="gr3" draw:text-style-name="P185" svg:width="19cm" svg:height="9cm" draw:control="control30"/></text:p>
      <text:p text:style-name="P91"><text:span text:style-name="T2">Pal</text:span><text:span text:style-name="T14">a</text:span><text:span text:style-name="T2">vras-</text:span><text:span text:style-name="T14">chav</text:span><text:span text:style-name="T15">e em </text:span><text:span text:style-name="T16">espanhol</text:span><text:span text:style-name="T126">:</text:span></text:p>
      <text:p text:style-name="P18"><draw:control text:anchor-type="as-char" draw:z-index="45" draw:name="Forma7" draw:style-name="gr1" draw:text-style-name="P185" svg:width="19cm" svg:height="2.001cm" draw:control="control31"/></text:p>
      <text:p text:style-name="P91">Exemplo: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111">Este es el resumen en español.</text:p>
            <text:p text:style-name="P104"/>
          </table:table-cell>
          <table:covered-table-cell/>
        </table:table-row>
        <table:table-row>
          <table:table-cell table:style-name="Tabela14.A2" office:value-type="string">
            <text:p text:style-name="P108">Palavras chaves: </text:p>
          </table:table-cell>
          <table:table-cell table:style-name="Tabela14.B2" office:value-type="string">
            <text:p text:style-name="P111">latex. abntex. publicación de textos.</text:p>
            <text:p text:style-name="P108"/>
          </table:table-cell>
        </table:table-row>
      </table:table>
      <text:h text:style-name="P153" text:outline-level="1"><text:bookmark-start text:name="__RefHeading___Toc2900_1800853931"/>Résumé (resumo em <text:alphabetical-index-mark-start text:id="IMark134917112" text:key1="Resumo"/><text:span text:style-name="T130">Francês</text:span><text:alphabetical-index-mark-end text:id="IMark134917112"/>)<text:bookmark-end text:name="__RefHeading___Toc2900_1800853931"/></text:h>
      <text:p text:style-name="P12"><text:span text:style-name="T129">Caso deseje um resumo em francês escreva o texto abaixo</text:span>:</text:p>
      <text:p text:style-name="P19"><draw:control text:anchor-type="as-char" svg:y="-5.5cm" draw:z-index="46" draw:name="Forma7" draw:style-name="gr3" draw:text-style-name="P185" svg:width="19cm" svg:height="9cm" draw:control="control32"/></text:p>
      <text:p text:style-name="P92"><text:span text:style-name="T2">Pal</text:span><text:span text:style-name="T14">a</text:span><text:span text:style-name="T2">vras-</text:span><text:span text:style-name="T14">chav</text:span><text:span text:style-name="T15">e em </text:span><text:span text:style-name="T17">francês</text:span><text:span text:style-name="T126">:</text:span></text:p>
      <text:p text:style-name="P19"><draw:control text:anchor-type="as-char" draw:z-index="47" draw:name="Forma7" draw:style-name="gr1" draw:text-style-name="P185" svg:width="19cm" svg:height="2.001cm" draw:control="control33"/></text:p>
      <text:p text:style-name="P92">Exemplo: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table:number-columns-spanned="2" office:value-type="string">
            <text:p text:style-name="P112">Il s'agit d'un résumé en français.</text:p>
            <text:p text:style-name="P105"/>
          </table:table-cell>
          <table:covered-table-cell/>
        </table:table-row>
        <table:table-row>
          <table:table-cell table:style-name="Tabela15.A2" office:value-type="string">
            <text:p text:style-name="P109">Palavras chaves: </text:p>
          </table:table-cell>
          <table:table-cell table:style-name="Tabela15.B2" office:value-type="string">
            <text:p text:style-name="P112">latex. abntex. publicación de textos.</text:p>
            <text:p text:style-name="P109"/>
          </table:table-cell>
        </table:table-row>
      </table:table>
      <text:p text:style-name="P92"/>
      <text:h text:style-name="P154" text:outline-level="1"><text:bookmark-start text:name="__RefHeading___Toc205_1414260196"/><text:span text:style-name="T1">Lista de </text:span><text:alphabetical-index-mark-start text:id="IMark137023624" text:key1="Lista"/><text:span text:style-name="T1">Siglas</text:span><text:alphabetical-index-mark-end text:id="IMark137023624"/> (opcional)<text:bookmark-end text:name="__RefHeading___Toc205_1414260196"/></text:h>
      <text:p text:style-name="P129">Escreva <text:span text:style-name="T131">suas siglas</text:span> <text:span text:style-name="T121">ou copie e cole do exemplo</text:span>:</text:p>
      <text:p text:style-name="P129"><draw:control text:anchor-type="as-char" draw:z-index="52" draw:name="Forma7" draw:style-name="gr1" draw:text-style-name="P188" svg:width="19cm" svg:height="14.174cm" draw:control="control36"/></text:p>
      <text:p text:style-name="P137"><text:span text:style-name="T2">Exemplo</text:span>:</text:p>
      <text:p text:style-name="P138"><text:span text:style-name="T112">Ao digitar o</text:span><text:span text:style-name="T111">s dois pontos “:” deve</text:span><text:span text:style-name="T112">rá</text:span><text:span text:style-name="T111"> separar a sigla de sua </text:span><text:span text:style-name="T113">definição</text:span><text:span text:style-name="T111">.</text:span></text:p>
      <text:p text:style-name="P142"><text:span text:style-name="T111">B</text:span><text:span text:style-name="T109">UG!!! Se a lista de siglas estiver vazia, o sumário é gerado com problemas!</text:span></text:p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136">ABNT: Associação Brasileira de Normas Técnicas<text:line-break/>abnTeX: ABsurdas Normas para TeX</text:p>
          </table:table-cell>
        </table:table-row>
      </table:table>
      <text:p text:style-name="P139"/>
      <text:p text:style-name="P141"><text:span text:style-name="T2"><draw:frame draw:style-name="fr1" draw:name="Figura18" text:anchor-type="as-char" svg:width="10.636cm" svg:height="3.286cm" draw:z-index="53"><draw:image xlink:href="../imagens/configuracao/lista-siglas.png" xlink:type="simple" xlink:show="embed" xlink:actuate="onLoad" draw:filter-name="&lt;Todos os formatos&gt;"/></draw:frame></text:span></text:p>
      <text:p text:style-name="P135">Segundo ABNT NBR 14724:2011 (4.2.1.11), a lista de siglas ou abreviaturas <text:span text:style-name="T18">é </text:span><text:span text:style-name="T2">opciona</text:span><text:span text:style-name="T19">l</text:span>.</text:p>
      <text:p text:style-name="P140"><text:soft-page-break/></text:p>
      <text:h text:style-name="P155" text:outline-level="1"><text:bookmark-start text:name="__RefHeading___Toc3236_1800853931"/>Listas de Tabelas e Ilustrações<text:bookmark-end text:name="__RefHeading___Toc3236_1800853931"/></text:h>
      <text:p text:style-name="P21">Caso deseje uma lista de <text:alphabetical-index-mark-start text:id="IMark134466408" text:key1="Lista"/>ilustrações<text:alphabetical-index-mark-end text:id="IMark134466408"/>, selecione abaixo:</text:p>
      <text:p text:style-name="P20"><draw:control text:anchor-type="as-char" draw:z-index="48" draw:name="Forma3" draw:style-name="gr1" draw:text-style-name="P185" svg:width="18.874cm" svg:height="1.819cm" draw:control="control34"/></text:p>
      <text:p text:style-name="P21">Caso deseje uma lista de <text:alphabetical-index-mark-start text:id="IMark136368008" text:key1="Lista"/>tabelas<text:alphabetical-index-mark-end text:id="IMark136368008"/>, selecione abaixo:</text:p>
      <text:p text:style-name="P22"><draw:control text:anchor-type="as-char" draw:z-index="50" draw:name="Forma3" draw:style-name="gr1" draw:text-style-name="P185" svg:width="18.874cm" svg:height="1.819cm" draw:control="control35"/></text:p>
      <text:p text:style-name="P20"/>
      <text:p text:style-name="P21"/>
      <text:h text:style-name="Heading_20_1" text:outline-level="1"><text:bookmark-start text:name="__RefHeading___Toc1093_22286579"/>Ficha catalográfica<text:bookmark-end text:name="__RefHeading___Toc1093_22286579"/></text:h>
      <text:p text:style-name="P67"><text:span text:style-name="T103">A versão final do trabalho deve incluir uma </text:span>filha catalográfica<text:span text:style-name="T103"> </text:span><text:span text:style-name="T9">no verso da folha de rosto</text:span><text:span text:style-name="T103"> (</text:span>ABNT NBR 14724:2011, <text:span text:style-name="T103">4.2.1.1.2).</text:span></text:p>
      <text:p text:style-name="P68">A ficha catalográfica costuma ser elaborada pela(o) bibliotecária(o) da instituição. </text:p>
      <text:p text:style-name="P69">Você precisará salvar a ficha catalográfica que recebeu <text:span text:style-name="T107">dentro da pasta imagens</text:span><text:span text:style-name="T22">, nomeada </text:span><text:span text:style-name="T41">exatamente</text:span><text:span text:style-name="T22"> como: </text:span><text:span text:style-name="T107">ficha-catalografica.pdf</text:span></text:p>
      <text:p text:style-name="P69"><text:span text:style-name="T22">Selecione a opção “</text:span><text:span text:style-name="T41">Incluir ficha catalográfica</text:span><text:span text:style-name="T22">” abaixo para incluir o arquivo no seu trabalho:</text:span></text:p>
      <text:p text:style-name="P14"><draw:control text:anchor-type="as-char" draw:z-index="16" draw:name="Forma11" draw:style-name="gr2" draw:text-style-name="P186" svg:width="16.999cm" svg:height="1.235cm" draw:control="control15"/></text:p>
      <text:p text:style-name="P69"><text:span text:style-name="T2">NOTE</text:span>: Caso tenha recebido-a como arquivo do Word, salve-a como PDF.</text:p>
      <text:p text:style-name="P69"/>
      <text:h text:style-name="P156" text:outline-level="1"><text:bookmark-start text:name="__RefHeading___Toc1294_2135529741"/><text:alphabetical-index-mark-start text:id="IMark134800760"/>Dedicatória<text:bookmark-end text:name="__RefHeading___Toc1294_2135529741"/><text:alphabetical-index-mark-end text:id="IMark134800760"/></text:h>
      <text:p text:style-name="P6">Escreva sua dedicatória <text:span text:style-name="T122">ou copie do exemplo</text:span>:</text:p>
      <text:p text:style-name="P74"><draw:control text:anchor-type="as-char" svg:y="-3.062cm" draw:z-index="32" draw:name="Forma7" draw:style-name="gr3" draw:text-style-name="P188" svg:width="19cm" svg:height="8.123cm" draw:control="control23"/></text:p>
      <text:p text:style-name="P87"><text:span text:style-name="T2">Exemplos</text:span>: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99">A Deus, pela graça de ter me permitido concluir este trabalho. A todos que de alguma forma estiveram e estão próximos de mim, fazendo esta vida valer cada vez mais.</text:p>
            <text:p text:style-name="P99"/>
            <text:p text:style-name="P99">*Dedicado às crianças adultas que,\</text:p>
            <text:p text:style-name="P99">quando pequenas,<text:span text:style-name="T115">\</text:span></text:p>
            <text:p text:style-name="P99">sonharam em ser cientistas.*</text:p>
          </table:table-cell>
        </table:table-row>
      </table:table>
      <text:p text:style-name="P87"><text:span text:style-name="T10">Quebra de linha</text:span><text:span text:style-name="T116">: </text:span>O ‘\’ ao final da linha força uma quebra de linha.</text:p>
      <text:p text:style-name="P78">A Dedicatória é uma <text:span text:style-name="T2">elemento sem título</text:span> (ABNT NBR 14724:2011, 5.2.4). </text:p>
      <text:p text:style-name="P75"><draw:frame draw:style-name="fr1" draw:name="Figura15" text:anchor-type="as-char" svg:width="7.902cm" svg:height="2.574cm" draw:z-index="38"><draw:image xlink:href="../imagens/configuracao/dedicatoria.png" xlink:type="simple" xlink:show="embed" xlink:actuate="onLoad"/></draw:frame></text:p>
      <text:p text:style-name="P86"/>
      <text:h text:style-name="P157" text:outline-level="1"><text:bookmark-start text:name="__RefHeading___Toc1398_503163630"/><text:alphabetical-index-mark-start text:id="IMark124272632" text:main-entry="true"/>Agradecimentos<text:bookmark-end text:name="__RefHeading___Toc1398_503163630"/><text:alphabetical-index-mark-end text:id="IMark124272632"/></text:h>
      <text:p text:style-name="P7">Escreva os agradecimentos <text:span text:style-name="T121">ou copie e cole do exemplo</text:span>:</text:p>
      <text:p text:style-name="P81"><draw:control text:anchor-type="as-char" svg:y="-3.062cm" draw:z-index="33" draw:name="Forma7" draw:style-name="gr3" draw:text-style-name="P189" svg:width="19cm" svg:height="8.123cm" draw:control="control24"/></text:p>
      <text:p text:style-name="P85"><text:span text:style-name="T13">Exemplo</text:span>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97">Os agradecimentos principais são para o meu orientado<text:span text:style-name="T120">r</text:span>, Fulano de tal, as colegas de pesquisa A, B e C. Aos funcionários do laboratório D, E e F, etc.</text:p>
            <text:p text:style-name="P98"/>
          </table:table-cell>
        </table:table-row>
      </table:table>
      <text:p text:style-name="P85"/>
      <text:p text:style-name="P79"><text:span text:style-name="T117">Agradecimentos é um</text:span> <text:span text:style-name="T2">elemento </text:span><text:span text:style-name="T12">opcional, COM</text:span><text:span text:style-name="T11"> </text:span><text:span text:style-name="T2">título </text:span><text:span text:style-name="T12">e SEM </text:span><text:span text:style-name="T11">numeração</text:span> (ABNT NBR 14724:2011, <text:span text:style-name="T117">4.2.1.5 e </text:span>5.2.<text:span text:style-name="T117">3</text:span>). </text:p>
      <text:p text:style-name="P76"><draw:frame draw:style-name="fr1" draw:name="Figura16" text:anchor-type="as-char" svg:width="12.922cm" svg:height="3.567cm" draw:z-index="39"><draw:image xlink:href="../imagens/configuracao/agradecimentos.png" xlink:type="simple" xlink:show="embed" xlink:actuate="onLoad"/></draw:frame></text:p>
      <text:p text:style-name="P82"><text:span text:style-name="T22">O</text:span><text:span text:style-name="T29">s</text:span><text:span text:style-name="T22"> </text:span><text:span text:style-name="T28">A</text:span><text:span text:style-name="T22">gradecimentos é </text:span><text:span text:style-name="T2">uma seção técnica</text:span><text:span text:style-name="T22">, utilize-a para agradecer àqueles que contribuíram para a elaboração do </text:span><text:span text:style-name="T27">seu </text:span><text:span text:style-name="T22">trabalho. </text:span><text:span text:style-name="T43">Se você não sabe qual a contribuição que a pessoa realizou, provavelmente ela não deverá está nos agradecimentos (talvez prefira homenageá-la na dedicatória)</text:span><text:span text:style-name="T27">. </text:span></text:p>
      <text:p text:style-name="P84"/>
      <text:h text:style-name="P158" text:outline-level="1"><text:bookmark-start text:name="__RefHeading___Toc1502_1496620900"/><text:alphabetical-index-mark-start text:id="IMark136228776" text:main-entry="true"/><text:alphabetical-index-mark-start text:id="IMark134793464"/>Epígrafe<text:bookmark-end text:name="__RefHeading___Toc1502_1496620900"/><text:alphabetical-index-mark-end text:id="IMark134793464"/><text:alphabetical-index-mark-end text:id="IMark136228776"/></text:h>
      <text:p text:style-name="P13"><text:a xlink:type="simple" xlink:href="http://www.google.com.br/search?q=sugestão+epígrafe" text:style-name="Internet_20_link" text:visited-style-name="Visited_20_Internet_20_Link"><text:span text:style-name="T119">Consulte aqui sugestões para escrever sua Epígrafe!</text:span></text:a></text:p>
      <text:p text:style-name="P8"><text:span text:style-name="T118">Caso deseje uma epígrafe, digite</text:span> <text:span text:style-name="T124">ou copie e cole do exemplo</text:span>:</text:p>
      <text:p text:style-name="P83"><draw:control text:anchor-type="as-char" svg:y="-3.062cm" draw:z-index="35" draw:name="Forma7" draw:style-name="gr3" draw:text-style-name="P190" svg:width="19cm" svg:height="8.123cm" draw:control="control25"/></text:p>
      <text:p text:style-name="P89"><text:span text:style-name="T2">Exemplo</text:span>: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01">*"Não vos amoldeis às estruturas deste mundo, \</text:p>
            <text:p text:style-name="P101">mas transformai-vos pela renovação da mente, \</text:p>
            <text:p text:style-name="P101">a fim de distinguir qual é a vontade de Deus: \</text:p>
            <text:p text:style-name="P101">o que é bom, o que Lhe é agradável, o que é perfeito."\</text:p>
            <text:p text:style-name="P101">(Bíblia Sagrada, Romanos 12, 2)* </text:p>
            <text:p text:style-name="P100"/>
          </table:table-cell>
        </table:table-row>
      </table:table>
      <text:p text:style-name="P15"/>
      <text:p text:style-name="P80"><text:span text:style-name="T118">A epígrafe é um</text:span> <text:span text:style-name="T2">elemento </text:span><text:span text:style-name="T12">OPCIONAL e SEM título</text:span><text:span text:style-name="T11"> </text:span>(ABNT NBR 14724:2011, <text:span text:style-name="T117">4.2.1.6 e </text:span>5.2.<text:span text:style-name="T118">4</text:span>).</text:p>
      <text:p text:style-name="P77"><draw:frame draw:style-name="fr1" draw:name="Figura17" text:anchor-type="as-char" svg:width="8.382cm" svg:height="2.716cm" draw:z-index="40"><draw:image xlink:href="../imagens/configuracao/epigrafe.png" xlink:type="simple" xlink:show="embed" xlink:actuate="onLoad"/></draw:frame></text:p>
      <text:p text:style-name="P83"/>
      <text:h text:style-name="P159" text:outline-level="1"><text:bookmark-start text:name="__RefHeading___Toc547_188003687"/><text:alphabetical-index-mark-start text:id="IMark124272632" text:main-entry="true"/>Folha de aprovação<text:bookmark-end text:name="__RefHeading___Toc547_188003687"/><text:alphabetical-index-mark-end text:id="IMark124272632"/></text:h>
      <text:p text:style-name="P32"><text:bookmark-start text:name="__RefHeading___Toc551_188003687"/><draw:frame draw:style-name="fr1" draw:name="Figura3" text:anchor-type="as-char" svg:width="6.062cm" svg:height="8.886cm" draw:z-index="41"><draw:image xlink:href="../imagens/configuracao/folha-de-aprovacao.png" xlink:type="simple" xlink:show="embed" xlink:actuate="onLoad"/></draw:frame><text:bookmark-end text:name="__RefHeading___Toc551_188003687"/></text:p>
      <text:p text:style-name="P47">A folha de aprovação possui três peculiaridades:</text:p>
      <text:list xml:id="list6474834646857378894" text:style-name="L2">
        <text:list-item>
          <text:p text:style-name="P133">Ela precisará ser escaneada e incluída no trabalho com as assinaturas dos professores. <text:span text:style-name="T85">(ABNT NBR 14724:2011, 4.2.1.3 Folha de aprovação).</text:span></text:p>
        </text:list-item>
        <text:list-item>
          <text:p text:style-name="P134">Ela não pode ser gerada enquanto não houver uma definição da Banca Examinadora e data da apresentação.</text:p>
        </text:list-item>
        <text:list-item>
          <text:p text:style-name="P134">Você não precisa se preocupar com ela durante a elaboração do seu trabalho.</text:p>
        </text:list-item>
      </text:list>
      <text:h text:style-name="P170" text:outline-level="2"><text:bookmark-start text:name="__RefHeading___Toc779_188003687"/>Configurar geração/<text:span text:style-name="T59">utilização</text:span> da folha de aprovação<text:bookmark-end text:name="__RefHeading___Toc779_188003687"/></text:h>
      <text:p text:style-name="P2"><draw:control text:anchor-type="as-char" draw:z-index="11" draw:name="Forma11" draw:style-name="gr2" draw:text-style-name="P185" svg:width="18.938cm" svg:height="1.235cm" draw:control="control11"/></text:p>
      <text:p text:style-name="P47">Caso você opte por gerar a folha de apresentação, configure-a nas seções seguintes.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7" draw:name="Forma10" draw:style-name="gr1" draw:text-style-name="P185" svg:width="2.878cm" svg:height="0.849cm" draw:control="control7"/> <text:span text:style-name="T57">Mês: </text:span><text:span text:style-name="T57"><draw:control text:anchor-type="as-char" draw:z-index="8" draw:name="Forma11" draw:style-name="gr1" draw:text-style-name="P186" svg:width="6.398cm" svg:height="0.907cm" draw:control="control8"/></text:span></text:p>
      <text:h text:style-name="Heading_20_3" text:outline-level="3"><text:bookmark-start text:name="__RefHeading___Toc785_188003687"/>Ava<text:span text:style-name="T58">liador1</text:span><text:bookmark-end text:name="__RefHeading___Toc785_188003687"/></text:h>
      <text:p text:style-name="P44">Nome do Professor Avaliador 1:<text:line-break/><draw:control text:anchor-type="as-char" draw:z-index="9" draw:name="Forma1" draw:style-name="gr1" draw:text-style-name="P185" svg:width="18.791cm" svg:height="0.757cm" draw:control="control9"/></text:p>
      <text:h text:style-name="Heading_20_3" text:outline-level="3"><text:bookmark-start text:name="__RefHeading___Toc787_188003687"/><text:soft-page-break/>Avaliador2<text:bookmark-end text:name="__RefHeading___Toc787_188003687"/></text:h>
      <text:p text:style-name="P44">Nome do Professor Avaliador 2:<text:line-break/><draw:control text:anchor-type="as-char" draw:z-index="10" draw:name="Forma1" draw:style-name="gr1" draw:text-style-name="P185" svg:width="18.85cm" svg:height="0.757cm" draw:control="control10"/></text:p>
      <text:h text:style-name="P181" text:outline-level="3"><text:bookmark-start text:name="__RefHeading___Toc1375_1300869590"/>Avaliador3<text:bookmark-end text:name="__RefHeading___Toc1375_1300869590"/></text:h>
      <text:p text:style-name="P66">A maioria das bancas possui <text:span text:style-name="T31">apenas dois avaliadores</text:span>, caso tenha um terceiro preencha a seguir:<text:line-break/><draw:control text:anchor-type="as-char" draw:z-index="15" draw:name="Forma1" draw:style-name="gr1" draw:text-style-name="P185" svg:width="18.968cm" svg:height="0.757cm" draw:control="control14"/></text:p>
      <text:h text:style-name="P171" text:outline-level="2"><text:bookmark-start text:name="__RefHeading___Toc791_188003687"/>Utilizar folha de aprovação escaneada<text:bookmark-end text:name="__RefHeading___Toc791_188003687"/></text:h>
      <text:p text:style-name="P50">Após a apresentação do trabalho, será necessário escanear e incluir a folha de aprovação com as assinaturas dos professores da Banca Examinadora.</text:p>
      <text:p text:style-name="P63"><text:span text:style-name="T108">Salve a folha no </text:span><text:span text:style-name="T109">diretório imagens</text:span><text:span text:style-name="T108"> com o nome </text:span><text:span text:style-name="T110">folha-de-aprovacao-escaneada</text:span><text:span text:style-name="T109">.pdf</text:span><text:span text:style-name="T108"> e habilite a opção “</text:span><text:span text:style-name="T114">Utilizar folha de aprovação escaneada” no início da seção.</text:span><text:span text:style-name="T60"> Na próxima geração do documento, ela será incluída no trabalho.</text:span></text:p>
      <text:h text:style-name="P160" text:outline-level="1"><text:bookmark-start text:name="__RefHeading___Toc553_188003687"/><text:alphabetical-index-mark-start text:id="IMark136488136" text:main-entry="true"/>Errata<text:bookmark-end text:name="__RefHeading___Toc553_188003687"/><text:alphabetical-index-mark-end text:id="IMark136488136"/></text:h>
      <text:p text:style-name="P41">A errata é um elemento <text:span text:style-name="T52">opcional, veja um exemplo abaixo:</text:span></text:p>
      <text:p text:style-name="P40"><draw:frame draw:style-name="fr6" draw:name="Figura1" text:anchor-type="paragraph" svg:width="13.353cm" svg:height="4.86cm" draw:z-index="18"><draw:image xlink:href="../imagens/configuracao/errata.png" xlink:type="simple" xlink:show="embed" xlink:actuate="onLoad"/></draw:frame></text:p>
      <text:p text:style-name="P42">A errata é utilizada no dia da apresenta<text:span text:style-name="T53">ç</text:span>ão do trabalho, quando os avaliadores já realizaram avaliação do trabalho. <text:span text:style-name="T56">Você está indicando quais erros você encontrou no seu trabalho.</text:span></text:p>
      <text:h text:style-name="P172" text:outline-level="2"><text:bookmark-start text:name="__RefHeading___Toc557_188003687"/>Como e aonde escrever a Errata<text:bookmark-end text:name="__RefHeading___Toc557_188003687"/></text:h>
      <text:p text:style-name="P62">Caso deseje utilizar uma errata, habilite a caixa abaixo e edite o arquivo <text:span text:style-name="T5">errata.md</text:span> <text:span text:style-name="T54">corrigindo os erros do trabalho</text:span>.</text:p>
      <text:p text:style-name="P3"><draw:control text:anchor-type="as-char" draw:z-index="14" draw:name="Forma3" draw:style-name="gr1" draw:text-style-name="P185" svg:width="18.874cm" svg:height="1.819cm" draw:control="control13"/></text:p>
      <text:p text:style-name="P43"><text:span text:style-name="T6">NOTE</text:span><text:span text:style-name="T55">: A Errata só será gerada se a caixa acima estiver habilitada.</text:span></text:p>
      <text:p text:style-name="P42"><text:span text:style-name="T55">A Errata é </text:span>escrita no arquivo <text:span text:style-name="T2">errata.md</text:span><text:span text:style-name="T22">, </text:span><text:span text:style-name="T24">v</text:span><text:span text:style-name="T23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reformatted_20_Text">A aranha arranha a rã. A rã arranha a aranha. **Nem a aranha arranha a rã**. Nem a rã arranha a aranha.</text:p>
            <text:p text:style-name="Preformatted_20_Text"/>
            <text:p text:style-name="Preformatted_20_Text">Folha| Linha| Onde se lê <text:s text:c="4"/>| Leia-se</text:p>
            <text:p text:style-name="Preformatted_20_Text">-----|------|----------------|----------------</text:p>
            <text:p text:style-name="Preformatted_20_Text">10 <text:s text:c="2"/>|12 <text:s text:c="3"/>|aranhaarranha <text:s text:c="2"/>| aranha arranha</text:p>
          </table:table-cell>
        </table:table-row>
      </table:table>
      <text:h text:style-name="P161" text:outline-level="1"><text:bookmark-start text:name="__RefHeading___Toc2489_1300869590"/>Vigência das normas da ABNT<text:bookmark-end text:name="__RefHeading___Toc2489_1300869590"/></text:h>
      <text:p text:style-name="P72">Caso tenha dúvidas sobre a vigência das normas, recomendamos acessar o catálogo da ABNT em <text:a xlink:type="simple" xlink:href="http://www.abntcatalogo.com.br/" text:style-name="Internet_20_link" text:visited-style-name="Visited_20_Internet_20_Link"><text:span text:style-name="T72">http://www.abntcatalogo.com.br/</text:span></text:a><text:span text:style-name="T72"> </text:span>e pesquisar por “trabalhos acadêmicos”, você obterá um resultado similar ao seguinte:</text:p>
      <text:p text:style-name="P71"><draw:frame draw:style-name="fr1" draw:name="Figura6" text:anchor-type="as-char" svg:width="11.197cm" svg:height="7.724cm" draw:z-index="34"><draw:image xlink:href="../imagens/configuracao/consulta-vigencia-normas-abnt.png" xlink:type="simple" xlink:show="embed" xlink:actuate="onLoad"/></draw:frame></text:p>
      <text:p text:style-name="P73">N<text:span text:style-name="T70">e</text:span>ssa consulta, realizada em 2016, podemos verificar que há normas desde 2002 que estão em vigor.</text:p>
      <text:alphabetical-index text:style-name="Sect2" text:protected="true" text:name="Índice alfabético1">
        <text:alphabetical-index-source text:main-entry-style-name="Main_20_index_20_entry" text:sort-algorithm="alphanumeric" fo:language="pt" fo:country="BR">
          <text:index-title-template text:style-name="Index_20_Heading">Índice alfabétic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left" style:position="0.3cm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3" text:name="Índice alfabético1_Head">
            <text:p text:style-name="Index_20_Heading">Índice alfabético</text:p>
          </text:index-title>
          <text:p text:style-name="P175">Abstract<text:tab/>15</text:p>
          <text:p text:style-name="P175">Agradecimentos<text:tab/><text:span text:style-name="Main_20_index_20_entry">22</text:span></text:p>
          <text:p text:style-name="P175">Dedicatória<text:tab/>21</text:p>
          <text:p text:style-name="P175">Epígrafe<text:tab/><text:span text:style-name="Main_20_index_20_entry">23</text:span></text:p>
          <text:p text:style-name="P175">Errata<text:tab/><text:span text:style-name="Main_20_index_20_entry">26</text:span></text:p>
          <text:p text:style-name="P175">Folha de aprovação<text:tab/><text:span text:style-name="Main_20_index_20_entry">24</text:span></text:p>
          <text:p text:style-name="P175">Lista<text:tab/></text:p>
          <text:p text:style-name="P184">ilustrações<text:tab/>19</text:p>
          <text:p text:style-name="P184">Siglas<text:tab/>18</text:p>
          <text:p text:style-name="P184">tabelas<text:tab/>19</text:p>
          <text:p text:style-name="P175">Resumo<text:tab/><text:span text:style-name="Main_20_index_20_entry">14</text:span></text:p>
          <text:p text:style-name="P184">Espanhol<text:tab/>16</text:p>
          <text:p text:style-name="P184">Francês<text:tab/>17</text:p>
          <text:p text:style-name="P184">Inglês<text:tab/>15</text:p>
        </text:index-body>
      </text:alphabetical-index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Teletype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6-07-16T15:20:29.243714361</dc:date>
    <meta:editing-duration>PT19H7M42S</meta:editing-duration>
    <meta:editing-cycles>296</meta:editing-cycles>
    <meta:generator>LibreOffice/5.1.4.2$Linux_X86_64 LibreOffice_project/10m0$Build-2</meta:generator>
    <meta:document-statistic meta:table-count="16" meta:image-count="18" meta:object-count="0" meta:page-count="28" meta:paragraph-count="319" meta:word-count="2294" meta:character-count="14237" meta:non-whitespace-character-count="12173"/>
  </office:meta>
</office:document-meta>
</file>